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E0000005CDF0A6FE6514DE426.png" manifest:media-type="image/png"/>
  <manifest:file-entry manifest:full-path="Pictures/10000001000001BD0000005CD260FDA41D240EDB.png" manifest:media-type="image/png"/>
  <manifest:file-entry manifest:full-path="Pictures/10000001000001390000005C5F22C062A201AD6B.png" manifest:media-type="image/png"/>
  <manifest:file-entry manifest:full-path="Pictures/100000010000004F0000005CF1A4C75CEA444258.png" manifest:media-type="image/png"/>
  <manifest:file-entry manifest:full-path="Pictures/10000001000000CF0000005CFCE8C518850C17F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Table84" style:family="table">
      <style:table-properties style:width="4.3028in" fo:margin-left="0.1785in" table:align="left"/>
    </style:style>
    <style:style style:name="Table84.A" style:family="table-column">
      <style:table-column-properties style:column-width="1.8521in"/>
    </style:style>
    <style:style style:name="Table84.B" style:family="table-column">
      <style:table-column-properties style:column-width="2.4507in"/>
    </style:style>
    <style:style style:name="Table84.1" style:family="table-row">
      <style:table-row-properties style:min-row-height="0.2833in"/>
    </style:style>
    <style:style style:name="Table84.A1" style:family="table-cell">
      <style:table-cell-properties fo:padding-left="0in" fo:padding-right="0.0799in" fo:padding-top="0.0576in" fo:padding-bottom="0in" fo:border-left="none" fo:border-right="none" fo:border-top="1pt solid #000000" fo:border-bottom="1pt solid #000000" style:writing-mode="lr-tb"/>
    </style:style>
    <style:style style:name="Table84.2" style:family="table-row">
      <style:table-row-properties style:min-row-height="0.3in"/>
    </style:style>
    <style:style style:name="Table84.A2" style:family="table-cell">
      <style:table-cell-properties fo:padding-left="0in" fo:padding-right="0.0799in" fo:padding-top="0.0576in" fo:padding-bottom="0in" fo:border-left="none" fo:border-right="none" fo:border-top="1pt solid #000000" fo:border-bottom="none" style:writing-mode="lr-tb"/>
    </style:style>
    <style:style style:name="Table84.3" style:family="table-row">
      <style:table-row-properties style:min-row-height="0.2694in"/>
    </style:style>
    <style:style style:name="Table84.A3" style:family="table-cell">
      <style:table-cell-properties fo:padding-left="0in" fo:padding-right="0.0799in" fo:padding-top="0.0576in" fo:padding-bottom="0in" fo:border="none" style:writing-mode="lr-tb"/>
    </style:style>
    <style:style style:name="Table84.4" style:family="table-row">
      <style:table-row-properties style:min-row-height="0.2521in"/>
    </style:style>
    <style:style style:name="Table84.A4" style:family="table-cell">
      <style:table-cell-properties fo:padding-left="0in" fo:padding-right="0.0799in" fo:padding-top="0.0576in" fo:padding-bottom="0in" fo:border-left="none" fo:border-right="none" fo:border-top="none" fo:border-bottom="1pt solid #000000" style:writing-mode="lr-tb"/>
    </style:style>
    <style:style style:name="Table85" style:family="table">
      <style:table-properties style:width="4.3083in" fo:margin-left="0.334in" table:align="left"/>
    </style:style>
    <style:style style:name="Table85.A" style:family="table-column">
      <style:table-column-properties style:column-width="1.2611in"/>
    </style:style>
    <style:style style:name="Table85.B" style:family="table-column">
      <style:table-column-properties style:column-width="1.4104in"/>
    </style:style>
    <style:style style:name="Table85.C" style:family="table-column">
      <style:table-column-properties style:column-width="1.6368in"/>
    </style:style>
    <style:style style:name="Table85.1" style:family="table-row">
      <style:table-row-properties style:min-row-height="0.2833in"/>
    </style:style>
    <style:style style:name="Table85.A1" style:family="table-cell">
      <style:table-cell-properties fo:padding-left="0in" fo:padding-right="0.0799in" fo:padding-top="0.0583in" fo:padding-bottom="0in" fo:border-left="none" fo:border-right="none" fo:border-top="1pt solid #000000" fo:border-bottom="1pt solid #000000" style:writing-mode="lr-tb"/>
    </style:style>
    <style:style style:name="Table85.2" style:family="table-row">
      <style:table-row-properties style:min-row-height="0.2993in"/>
    </style:style>
    <style:style style:name="Table85.A2" style:family="table-cell">
      <style:table-cell-properties fo:padding-left="0in" fo:padding-right="0.0799in" fo:padding-top="0.0583in" fo:padding-bottom="0in" fo:border-left="none" fo:border-right="none" fo:border-top="1pt solid #000000" fo:border-bottom="none" style:writing-mode="lr-tb"/>
    </style:style>
    <style:style style:name="Table85.3" style:family="table-row">
      <style:table-row-properties style:min-row-height="0.2701in"/>
    </style:style>
    <style:style style:name="Table85.A3" style:family="table-cell">
      <style:table-cell-properties fo:padding-left="0in" fo:padding-right="0.0799in" fo:padding-top="0.0583in" fo:padding-bottom="0in" fo:border="none" style:writing-mode="lr-tb"/>
    </style:style>
    <style:style style:name="Table85.4" style:family="table-row">
      <style:table-row-properties style:min-row-height="0.4125in"/>
    </style:style>
    <style:style style:name="Table85.5" style:family="table-row">
      <style:table-row-properties style:min-row-height="0.6819in"/>
    </style:style>
    <style:style style:name="Table85.A5" style:family="table-cell">
      <style:table-cell-properties fo:padding-left="0in" fo:padding-right="0.0799in" fo:padding-top="0.0583in" fo:padding-bottom="0in" fo:border-left="none" fo:border-right="none" fo:border-top="none" fo:border-bottom="1pt solid #000000" style:writing-mode="lr-tb"/>
    </style:style>
    <style:style style:name="Table86" style:family="table">
      <style:table-properties style:width="4.3965in" fo:margin-left="0.3326in" table:align="left"/>
    </style:style>
    <style:style style:name="Table86.A" style:family="table-column">
      <style:table-column-properties style:column-width="1.0958in"/>
    </style:style>
    <style:style style:name="Table86.B" style:family="table-column">
      <style:table-column-properties style:column-width="1.4819in"/>
    </style:style>
    <style:style style:name="Table86.C" style:family="table-column">
      <style:table-column-properties style:column-width="1.8188in"/>
    </style:style>
    <style:style style:name="Table86.1" style:family="table-row">
      <style:table-row-properties style:min-row-height="0.3146in"/>
    </style:style>
    <style:style style:name="Table86.A1" style:family="table-cell">
      <style:table-cell-properties style:vertical-align="middle" fo:padding-left="0in" fo:padding-right="0.0799in" fo:padding-top="0.0868in" fo:padding-bottom="0.0729in" fo:border-left="none" fo:border-right="none" fo:border-top="1pt solid #000000" fo:border-bottom="1pt solid #000000" style:writing-mode="lr-tb"/>
    </style:style>
    <style:style style:name="Table86.2" style:family="table-row">
      <style:table-row-properties style:min-row-height="0.7563in"/>
    </style:style>
    <style:style style:name="Table86.A2" style:family="table-cell">
      <style:table-cell-properties fo:padding-left="0in" fo:padding-right="0.0799in" fo:padding-top="0.0868in" fo:padding-bottom="0.0729in" fo:border-left="none" fo:border-right="none" fo:border-top="1pt solid #000000" fo:border-bottom="none" style:writing-mode="lr-tb"/>
    </style:style>
    <style:style style:name="Table86.B2" style:family="table-cell">
      <style:table-cell-properties fo:padding-left="0in" fo:padding-right="0.0799in" fo:padding-top="0.0868in" fo:padding-bottom="0.0729in" fo:border-left="none" fo:border-right="none" fo:border-top="1pt solid #000000" fo:border-bottom="none" style:writing-mode="lr-tb"/>
    </style:style>
    <style:style style:name="Table86.C2" style:family="table-cell">
      <style:table-cell-properties fo:padding-left="0in" fo:padding-right="0.0799in" fo:padding-top="0.0868in" fo:padding-bottom="0.0729in" fo:border-left="none" fo:border-right="none" fo:border-top="1pt solid #000000" fo:border-bottom="none" style:writing-mode="lr-tb"/>
    </style:style>
    <style:style style:name="Table86.3" style:family="table-row">
      <style:table-row-properties style:min-row-height="0.8701in"/>
    </style:style>
    <style:style style:name="Table86.A3" style:family="table-cell">
      <style:table-cell-properties fo:padding-left="0in" fo:padding-right="0.0799in" fo:padding-top="0.0868in" fo:padding-bottom="0.0729in" fo:border="none" style:writing-mode="lr-tb"/>
    </style:style>
    <style:style style:name="Table86.B3" style:family="table-cell">
      <style:table-cell-properties style:vertical-align="middle" fo:padding-left="0in" fo:padding-right="0.0799in" fo:padding-top="0.0868in" fo:padding-bottom="0.0729in" fo:border="none" style:writing-mode="lr-tb"/>
    </style:style>
    <style:style style:name="Table86.4" style:family="table-row">
      <style:table-row-properties style:min-row-height="0.7493in"/>
    </style:style>
    <style:style style:name="Table86.A4" style:family="table-cell">
      <style:table-cell-properties style:vertical-align="bottom" fo:padding-left="0in" fo:padding-right="0.0799in" fo:padding-top="0.0868in" fo:padding-bottom="0.0729in" fo:border="none" style:writing-mode="lr-tb"/>
    </style:style>
    <style:style style:name="Table86.5" style:family="table-row">
      <style:table-row-properties style:min-row-height="0.8889in"/>
    </style:style>
    <style:style style:name="Table86.A5" style:family="table-cell">
      <style:table-cell-properties fo:padding-left="0in" fo:padding-right="0.0799in" fo:padding-top="0.0868in" fo:padding-bottom="0.0729in" fo:border-left="none" fo:border-right="none" fo:border-top="none" fo:border-bottom="1pt solid #000000" style:writing-mode="lr-tb"/>
    </style:style>
    <style:style style:name="Table86.B5" style:family="table-cell">
      <style:table-cell-properties fo:padding-left="0in" fo:padding-right="0.0799in" fo:padding-top="0.0868in" fo:padding-bottom="0.0729in" fo:border-left="none" fo:border-right="none" fo:border-top="none" fo:border-bottom="1pt solid #000000" style:writing-mode="lr-tb"/>
    </style:style>
    <style:style style:name="Table86.C5" style:family="table-cell">
      <style:table-cell-properties fo:padding-left="0in" fo:padding-right="0.0799in" fo:padding-top="0.0868in" fo:padding-bottom="0.0729in" fo:border-left="none" fo:border-right="none" fo:border-top="none" fo:border-bottom="1pt solid #000000" style:writing-mode="lr-tb"/>
    </style:style>
    <style:style style:name="P1" style:family="paragraph" style:parent-style-name="Heading_20_2">
      <style:paragraph-properties fo:margin-left="-0.0102in" fo:margin-right="0in" fo:text-indent="0in" style:auto-text-indent="false">
        <style:tab-stops>
          <style:tab-stop style:position="0.2689in" style:type="center"/>
          <style:tab-stop style:position="2.1043in" style:type="center"/>
          <style:tab-stop style:position="3.9898in" style:type="center"/>
        </style:tab-stops>
      </style:paragraph-properties>
      <style:text-properties officeooo:paragraph-rsid="0005c376"/>
    </style:style>
    <style:style style:name="P2" style:family="paragraph" style:parent-style-name="Heading_20_3">
      <style:paragraph-properties fo:margin-left="-0.0102in" fo:margin-right="0in" fo:text-indent="0in" style:auto-text-indent="false">
        <style:tab-stops>
          <style:tab-stop style:position="2.2799in" style:type="center"/>
        </style:tab-stops>
      </style:paragraph-properties>
      <style:text-properties officeooo:paragraph-rsid="0005c376"/>
    </style:style>
    <style:style style:name="P3" style:family="paragraph" style:parent-style-name="Heading_20_3">
      <style:paragraph-properties fo:margin-left="0in" fo:margin-right="0in" fo:text-indent="0in" style:auto-text-indent="false">
        <style:tab-stops>
          <style:tab-stop style:position="2.0717in" style:type="center"/>
          <style:tab-stop style:position="4.0929in" style:type="center"/>
        </style:tab-stops>
      </style:paragraph-properties>
      <style:text-properties officeooo:paragraph-rsid="0005c376"/>
    </style:style>
    <style:style style:name="P4" style:family="paragraph" style:parent-style-name="Heading_20_3">
      <style:paragraph-properties fo:margin-left="1.1992in" fo:margin-right="0in" fo:margin-top="0in" fo:margin-bottom="0.1681in" style:contextual-spacing="false" fo:text-indent="0in" style:auto-text-indent="false">
        <style:tab-stops/>
      </style:paragraph-properties>
      <style:text-properties officeooo:paragraph-rsid="0005c376"/>
    </style:style>
    <style:style style:name="P5" style:family="paragraph" style:parent-style-name="Heading_20_3">
      <style:paragraph-properties fo:margin-left="0in" fo:margin-right="0in" fo:text-indent="0in" style:auto-text-indent="false">
        <style:tab-stops>
          <style:tab-stop style:position="2.3028in" style:type="center"/>
          <style:tab-stop style:position="4.2492in" style:type="center"/>
        </style:tab-stops>
      </style:paragraph-properties>
      <style:text-properties officeooo:paragraph-rsid="0005c376"/>
    </style:style>
    <style:style style:name="P6" style:family="paragraph" style:parent-style-name="Heading_20_4">
      <style:paragraph-properties fo:margin-left="-0.0102in" fo:margin-right="0in" fo:margin-top="0in" fo:margin-bottom="0.2591in" style:contextual-spacing="false" fo:text-indent="0in" style:auto-text-indent="false">
        <style:tab-stops>
          <style:tab-stop style:position="2.1425in" style:type="center"/>
        </style:tab-stops>
      </style:paragraph-properties>
      <style:text-properties officeooo:paragraph-rsid="0005c376"/>
    </style:style>
    <style:style style:name="P7"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P8"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9"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P10"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P11"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P12"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P13" style:family="paragraph" style:parent-style-name="Normal" style:master-page-name="MPF0">
      <style:paragraph-properties fo:margin-left="0in" fo:margin-right="0in" fo:margin-top="0in" fo:margin-bottom="0.1866in" style:contextual-spacing="false" fo:line-height="107%" fo:text-align="start" style:justify-single-word="false" fo:text-indent="0in" style:auto-text-indent="false" style:page-number="auto" fo:break-before="page">
        <style:tab-stops/>
      </style:paragraph-properties>
      <style:text-properties officeooo:paragraph-rsid="0005c376"/>
    </style:style>
    <style:style style:name="P14" style:family="paragraph" style:parent-style-name="Normal">
      <style:paragraph-properties fo:margin-left="0in" fo:margin-right="0in" fo:margin-top="0in" fo:margin-bottom="0.1008in" style:contextual-spacing="false" fo:line-height="107%" fo:text-align="start" style:justify-single-word="false" fo:text-indent="0in" style:auto-text-indent="false">
        <style:tab-stops/>
      </style:paragraph-properties>
      <style:text-properties officeooo:paragraph-rsid="0005c376"/>
    </style:style>
    <style:style style:name="P1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05c376"/>
    </style:style>
    <style:style style:name="P16" style:family="paragraph" style:parent-style-name="Normal" style:master-page-name="MP17">
      <style:paragraph-properties fo:margin-left="0in" fo:margin-right="0in" fo:margin-top="0in" fo:margin-bottom="0.2583in" style:contextual-spacing="false" fo:line-height="107%" fo:text-align="start" style:justify-single-word="false" fo:text-indent="0in" style:auto-text-indent="false" style:page-number="auto" fo:break-before="page">
        <style:tab-stops/>
      </style:paragraph-properties>
      <style:text-properties officeooo:paragraph-rsid="0005c376"/>
    </style:style>
    <style:style style:name="P17"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05c376"/>
    </style:style>
    <style:style style:name="P18" style:family="paragraph" style:parent-style-name="Normal">
      <style:paragraph-properties fo:margin-left="0in" fo:margin-right="0in" fo:margin-top="0in" fo:margin-bottom="0.3283in" style:contextual-spacing="false" fo:line-height="107%" fo:text-align="start" style:justify-single-word="false" fo:text-indent="0in" style:auto-text-indent="false">
        <style:tab-stops/>
      </style:paragraph-properties>
      <style:text-properties officeooo:paragraph-rsid="0005c376"/>
    </style:style>
    <style:style style:name="P19" style:family="paragraph" style:parent-style-name="Normal">
      <style:paragraph-properties fo:margin-left="0in" fo:margin-right="0in" fo:margin-top="0in" fo:margin-bottom="0.1043in" style:contextual-spacing="false" fo:line-height="107%" fo:text-align="start" style:justify-single-word="false" fo:text-indent="0in" style:auto-text-indent="false">
        <style:tab-stops/>
      </style:paragraph-properties>
      <style:text-properties officeooo:paragraph-rsid="0005c376"/>
    </style:style>
    <style:style style:name="P20" style:family="paragraph" style:parent-style-name="Normal">
      <style:paragraph-properties fo:margin-left="0in" fo:margin-right="0in" fo:margin-top="0in" fo:margin-bottom="0.1047in" style:contextual-spacing="false" fo:line-height="107%" fo:text-align="start" style:justify-single-word="false" fo:text-indent="0in" style:auto-text-indent="false">
        <style:tab-stops/>
      </style:paragraph-properties>
      <style:text-properties officeooo:paragraph-rsid="0005c376"/>
    </style:style>
    <style:style style:name="P21" style:family="paragraph" style:parent-style-name="Normal">
      <style:paragraph-properties fo:margin-left="0in" fo:margin-right="0in" fo:margin-top="0in" fo:margin-bottom="0.1602in" style:contextual-spacing="false" fo:line-height="107%" fo:text-align="start" style:justify-single-word="false" fo:text-indent="0in" style:auto-text-indent="false">
        <style:tab-stops/>
      </style:paragraph-properties>
      <style:text-properties officeooo:paragraph-rsid="0005c376"/>
    </style:style>
    <style:style style:name="P22" style:family="paragraph" style:parent-style-name="Normal">
      <style:paragraph-properties fo:margin-left="0in" fo:margin-right="0in" fo:margin-top="0in" fo:margin-bottom="0.122in" style:contextual-spacing="false" fo:line-height="107%" fo:text-align="start" style:justify-single-word="false" fo:text-indent="0in" style:auto-text-indent="false">
        <style:tab-stops/>
      </style:paragraph-properties>
      <style:text-properties officeooo:paragraph-rsid="0005c376"/>
    </style:style>
    <style:style style:name="P23" style:family="paragraph" style:parent-style-name="Normal">
      <style:paragraph-properties fo:margin-left="0.0319in" fo:margin-right="0in" fo:margin-top="0in" fo:margin-bottom="0.1618in" style:contextual-spacing="false" fo:line-height="107%" fo:text-align="start" style:justify-single-word="false" fo:text-indent="0in" style:auto-text-indent="false">
        <style:tab-stops/>
      </style:paragraph-properties>
      <style:text-properties officeooo:paragraph-rsid="0005c376"/>
    </style:style>
    <style:style style:name="P24" style:family="paragraph" style:parent-style-name="Normal">
      <style:paragraph-properties fo:margin-left="0.0402in" fo:margin-right="0in" fo:margin-top="0in" fo:margin-bottom="0in" style:contextual-spacing="false" fo:line-height="107%" fo:text-align="start" style:justify-single-word="false" fo:text-indent="0in" style:auto-text-indent="false">
        <style:tab-stops/>
      </style:paragraph-properties>
      <style:text-properties officeooo:paragraph-rsid="0005c376"/>
    </style:style>
    <style:style style:name="P25" style:family="paragraph" style:parent-style-name="Normal">
      <style:paragraph-properties fo:margin-left="4.0929in" fo:margin-right="0in" fo:margin-top="0in" fo:margin-bottom="0.1319in" style:contextual-spacing="false" fo:line-height="107%" fo:text-align="start" style:justify-single-word="false" fo:text-indent="0in" style:auto-text-indent="false">
        <style:tab-stops/>
      </style:paragraph-properties>
      <style:text-properties officeooo:paragraph-rsid="0005c376"/>
    </style:style>
    <style:style style:name="P26" style:family="paragraph" style:parent-style-name="Normal">
      <style:paragraph-properties fo:margin-left="0.039in" fo:margin-right="0in" fo:margin-top="0in" fo:margin-bottom="0in" style:contextual-spacing="false" fo:line-height="107%" fo:text-align="start" style:justify-single-word="false" fo:text-indent="0in" style:auto-text-indent="false">
        <style:tab-stops/>
      </style:paragraph-properties>
      <style:text-properties officeooo:paragraph-rsid="0005c376"/>
    </style:style>
    <style:style style:name="P27" style:family="paragraph" style:parent-style-name="Normal">
      <style:paragraph-properties fo:margin-left="0.039in" fo:margin-right="0in" fo:margin-top="0in" fo:margin-bottom="0.1043in" style:contextual-spacing="false" fo:line-height="107%" fo:text-align="start" style:justify-single-word="false" fo:text-indent="0in" style:auto-text-indent="false">
        <style:tab-stops/>
      </style:paragraph-properties>
      <style:text-properties officeooo:paragraph-rsid="0005c376"/>
    </style:style>
    <style:style style:name="P28" style:family="paragraph" style:parent-style-name="Normal">
      <style:paragraph-properties fo:margin-left="3.9563in" fo:margin-right="0in" fo:margin-top="0in" fo:margin-bottom="0.1835in" style:contextual-spacing="false" fo:line-height="107%" fo:text-align="start" style:justify-single-word="false" fo:text-indent="0in" style:auto-text-indent="false">
        <style:tab-stops/>
      </style:paragraph-properties>
      <style:text-properties officeooo:paragraph-rsid="0005c376"/>
    </style:style>
    <style:style style:name="P29" style:family="paragraph" style:parent-style-name="Normal">
      <style:paragraph-properties fo:margin-left="0in" fo:margin-right="0in" fo:margin-top="0in" fo:margin-bottom="0.1535in" style:contextual-spacing="false" fo:line-height="107%" fo:text-align="start" style:justify-single-word="false" fo:text-indent="0in" style:auto-text-indent="false">
        <style:tab-stops>
          <style:tab-stop style:position="2.4547in" style:type="center"/>
          <style:tab-stop style:position="4.7244in" style:type="center"/>
        </style:tab-stops>
      </style:paragraph-properties>
      <style:text-properties officeooo:paragraph-rsid="0005c376"/>
    </style:style>
    <style:style style:name="P30"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tab-stop style:position="0.2846in" style:type="center"/>
          <style:tab-stop style:position="2.4673in" style:type="center"/>
        </style:tab-stops>
      </style:paragraph-properties>
      <style:text-properties officeooo:paragraph-rsid="0005c376"/>
    </style:style>
    <style:style style:name="P31"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P32" style:family="paragraph" style:parent-style-name="Normal">
      <style:paragraph-properties fo:margin-left="-0.0035in" fo:margin-right="0.0346in" fo:margin-top="0in" fo:margin-bottom="0.1354in" style:contextual-spacing="false" fo:line-height="107%" fo:text-indent="0in" style:auto-text-indent="false">
        <style:tab-stops/>
      </style:paragraph-properties>
      <style:text-properties officeooo:paragraph-rsid="0005c376"/>
    </style:style>
    <style:style style:name="P33" style:family="paragraph" style:parent-style-name="Normal" style:list-style-name="L22">
      <style:paragraph-properties fo:margin-left="0in" fo:margin-right="0.0382in" fo:margin-top="0in" fo:margin-bottom="0.1354in" style:contextual-spacing="false" fo:line-height="107%" fo:text-indent="-0.25in" style:auto-text-indent="false"/>
      <style:text-properties officeooo:paragraph-rsid="0005c376"/>
    </style:style>
    <style:style style:name="P34" style:family="paragraph" style:parent-style-name="Normal" style:list-style-name="L23">
      <style:paragraph-properties fo:margin-left="0in" fo:margin-right="0.0382in" fo:margin-top="0in" fo:margin-bottom="0.1354in" style:contextual-spacing="false" fo:line-height="107%" fo:text-indent="-0.1902in" style:auto-text-indent="false"/>
      <style:text-properties officeooo:paragraph-rsid="0005c376"/>
    </style:style>
    <style:style style:name="P35" style:family="paragraph" style:parent-style-name="Normal" style:list-style-name="L26">
      <style:paragraph-properties fo:margin-left="0in" fo:margin-right="0.0425in" fo:margin-top="0in" fo:margin-bottom="0.1354in" style:contextual-spacing="false" fo:line-height="107%" fo:text-indent="-0.25in" style:auto-text-indent="false"/>
      <style:text-properties officeooo:paragraph-rsid="0005c376"/>
    </style:style>
    <style:style style:name="P36" style:family="paragraph" style:parent-style-name="Normal" style:list-style-name="L39">
      <style:paragraph-properties fo:margin-left="0in" fo:margin-right="0.0425in" fo:margin-top="0in" fo:margin-bottom="0.1319in" style:contextual-spacing="false" fo:line-height="107%" fo:text-indent="-0.25in" style:auto-text-indent="false"/>
      <style:text-properties officeooo:paragraph-rsid="0005c376"/>
    </style:style>
    <style:style style:name="P37" style:family="paragraph" style:parent-style-name="Normal" style:list-style-name="L41">
      <style:paragraph-properties fo:margin-left="0in" fo:margin-right="0.0425in" fo:margin-top="0in" fo:margin-bottom="0.0756in" style:contextual-spacing="false" fo:line-height="107%" fo:text-indent="-0.25in" style:auto-text-indent="false"/>
      <style:text-properties officeooo:paragraph-rsid="0005c376"/>
    </style:style>
    <style:style style:name="P38" style:family="paragraph" style:parent-style-name="Normal">
      <style:paragraph-properties fo:margin-left="-0.0035in" fo:margin-right="0.0382in" fo:margin-top="0in" fo:margin-bottom="0in" style:contextual-spacing="false" fo:line-height="133%" fo:text-align="start" style:justify-single-word="false" fo:text-indent="0in" style:auto-text-indent="false">
        <style:tab-stops/>
      </style:paragraph-properties>
      <style:text-properties officeooo:paragraph-rsid="0005c376"/>
    </style:style>
    <style:style style:name="P39" style:family="paragraph" style:parent-style-name="Normal">
      <style:paragraph-properties fo:margin-left="-0.0035in" fo:margin-right="0.0382in" fo:margin-top="0in" fo:margin-bottom="0.1075in" style:contextual-spacing="false" fo:line-height="133%" fo:text-align="start" style:justify-single-word="false" fo:text-indent="0in" style:auto-text-indent="false">
        <style:tab-stops/>
      </style:paragraph-properties>
      <style:text-properties officeooo:paragraph-rsid="0005c376"/>
    </style:style>
    <style:style style:name="P40" style:family="paragraph" style:parent-style-name="Normal">
      <style:paragraph-properties fo:margin-left="-0.0035in" fo:margin-right="0.0382in" fo:margin-top="0in" fo:margin-bottom="0.078in" style:contextual-spacing="false" fo:line-height="133%" fo:text-align="start" style:justify-single-word="false" fo:text-indent="0in" style:auto-text-indent="false">
        <style:tab-stops/>
      </style:paragraph-properties>
      <style:text-properties officeooo:paragraph-rsid="0005c376"/>
    </style:style>
    <style:style style:name="P41" style:family="paragraph" style:parent-style-name="Normal">
      <style:paragraph-properties fo:margin-left="-0.0035in" fo:margin-right="0.0382in" fo:margin-top="0in" fo:margin-bottom="0.0756in" style:contextual-spacing="false" fo:line-height="133%" fo:text-align="start" style:justify-single-word="false" fo:text-indent="0in" style:auto-text-indent="false">
        <style:tab-stops/>
      </style:paragraph-properties>
      <style:text-properties officeooo:paragraph-rsid="0005c376"/>
    </style:style>
    <style:style style:name="P42" style:family="paragraph" style:parent-style-name="Normal">
      <style:paragraph-properties fo:margin-left="-0.0035in" fo:margin-right="0.0382in" fo:margin-top="0in" fo:margin-bottom="0.0752in" style:contextual-spacing="false" fo:line-height="133%" fo:text-align="start" style:justify-single-word="false" fo:text-indent="0in" style:auto-text-indent="false">
        <style:tab-stops/>
      </style:paragraph-properties>
      <style:text-properties officeooo:paragraph-rsid="0005c376"/>
    </style:style>
    <style:style style:name="P43" style:family="paragraph" style:parent-style-name="Normal">
      <style:paragraph-properties fo:margin-left="-0.0035in" fo:margin-right="0.0382in" fo:margin-top="0in" fo:margin-bottom="0.0811in" style:contextual-spacing="false" fo:line-height="133%" fo:text-align="start" style:justify-single-word="false" fo:text-indent="0in" style:auto-text-indent="false">
        <style:tab-stops/>
      </style:paragraph-properties>
      <style:text-properties officeooo:paragraph-rsid="0005c376"/>
    </style:style>
    <style:style style:name="P44" style:family="paragraph" style:parent-style-name="Normal">
      <style:paragraph-properties fo:margin-left="-0.0035in" fo:margin-right="0.0382in" fo:margin-top="0in" fo:margin-bottom="0.0736in" style:contextual-spacing="false" fo:line-height="133%" fo:text-align="start" style:justify-single-word="false" fo:text-indent="0in" style:auto-text-indent="false">
        <style:tab-stops/>
      </style:paragraph-properties>
      <style:text-properties officeooo:paragraph-rsid="0005c376"/>
    </style:style>
    <style:style style:name="P45" style:family="paragraph" style:parent-style-name="Normal">
      <style:paragraph-properties fo:margin-left="-0.0035in" fo:margin-right="0.0382in" fo:margin-top="0in" fo:margin-bottom="0.0827in" style:contextual-spacing="false" fo:line-height="133%" fo:text-align="start" style:justify-single-word="false" fo:text-indent="0in" style:auto-text-indent="false">
        <style:tab-stops/>
      </style:paragraph-properties>
      <style:text-properties officeooo:paragraph-rsid="0005c376"/>
    </style:style>
    <style:style style:name="P46" style:family="paragraph" style:parent-style-name="Normal">
      <style:paragraph-properties fo:margin-left="-0.0035in" fo:margin-right="0.0382in" fo:margin-top="0in" fo:margin-bottom="0.0807in" style:contextual-spacing="false" fo:line-height="133%" fo:text-align="start" style:justify-single-word="false" fo:text-indent="0in" style:auto-text-indent="false">
        <style:tab-stops/>
      </style:paragraph-properties>
      <style:text-properties officeooo:paragraph-rsid="0005c376"/>
    </style:style>
    <style:style style:name="P47" style:family="paragraph" style:parent-style-name="Normal">
      <style:paragraph-properties fo:margin-left="0.2398in" fo:margin-right="0.0382in" fo:margin-top="0in" fo:margin-bottom="0.1075in" style:contextual-spacing="false" fo:line-height="133%" fo:text-align="start" style:justify-single-word="false" fo:text-indent="-0.25in" style:auto-text-indent="false">
        <style:tab-stops/>
      </style:paragraph-properties>
      <style:text-properties officeooo:paragraph-rsid="0005c376"/>
    </style:style>
    <style:style style:name="P48" style:family="paragraph" style:parent-style-name="Normal">
      <style:paragraph-properties fo:margin-left="-0.0035in" fo:margin-right="0.0984in" fo:margin-top="0in" fo:margin-bottom="0.0217in" style:contextual-spacing="false" fo:line-height="133%" fo:text-align="start" style:justify-single-word="false" fo:text-indent="0in" style:auto-text-indent="false">
        <style:tab-stops/>
      </style:paragraph-properties>
      <style:text-properties officeooo:paragraph-rsid="0005c376"/>
    </style:style>
    <style:style style:name="P49" style:family="paragraph" style:parent-style-name="Normal" style:list-style-name="L24">
      <style:paragraph-properties fo:margin-left="0.3in" fo:margin-right="0.0425in" fo:text-indent="-0.2953in" style:auto-text-indent="false">
        <style:tab-stops/>
      </style:paragraph-properties>
      <style:text-properties officeooo:paragraph-rsid="0005c376"/>
    </style:style>
    <style:style style:name="P50" style:family="paragraph" style:parent-style-name="Normal">
      <style:paragraph-properties fo:margin-left="0.0118in" fo:margin-right="0.0425in" fo:margin-top="0in" fo:margin-bottom="0.0134in" style:contextual-spacing="false" fo:text-indent="0in" style:auto-text-indent="false">
        <style:tab-stops/>
      </style:paragraph-properties>
      <style:text-properties officeooo:paragraph-rsid="0005c376"/>
    </style:style>
    <style:style style:name="P51" style:family="paragraph" style:parent-style-name="Normal">
      <style:paragraph-properties fo:margin-left="0.0118in" fo:margin-right="0.0425in" fo:text-indent="0in" style:auto-text-indent="false">
        <style:tab-stops/>
      </style:paragraph-properties>
      <style:text-properties officeooo:paragraph-rsid="0005c376"/>
    </style:style>
    <style:style style:name="P52" style:family="paragraph" style:parent-style-name="Normal">
      <style:paragraph-properties fo:margin-left="0.0118in" fo:margin-right="0.0425in" fo:margin-top="0in" fo:margin-bottom="0.0362in" style:contextual-spacing="false" fo:text-indent="0in" style:auto-text-indent="false">
        <style:tab-stops/>
      </style:paragraph-properties>
      <style:text-properties officeooo:paragraph-rsid="0005c376"/>
    </style:style>
    <style:style style:name="P53" style:family="paragraph" style:parent-style-name="Normal">
      <style:paragraph-properties fo:margin-left="0.0118in" fo:margin-right="0.0425in" fo:margin-top="0in" fo:margin-bottom="0.0965in" style:contextual-spacing="false" fo:text-indent="0in" style:auto-text-indent="false">
        <style:tab-stops/>
      </style:paragraph-properties>
      <style:text-properties officeooo:paragraph-rsid="0005c376"/>
    </style:style>
    <style:style style:name="P54" style:family="paragraph" style:parent-style-name="Normal">
      <style:paragraph-properties fo:margin-left="0.0118in" fo:margin-right="0.0425in" fo:margin-top="0in" fo:margin-bottom="0.328in" style:contextual-spacing="false" fo:text-indent="0in" style:auto-text-indent="false">
        <style:tab-stops/>
      </style:paragraph-properties>
      <style:text-properties officeooo:paragraph-rsid="0005c376"/>
    </style:style>
    <style:style style:name="P55" style:family="paragraph" style:parent-style-name="Normal">
      <style:paragraph-properties fo:margin-left="0.0118in" fo:margin-right="0.0425in" fo:margin-top="0in" fo:margin-bottom="0.148in" style:contextual-spacing="false" fo:text-indent="0in" style:auto-text-indent="false">
        <style:tab-stops/>
      </style:paragraph-properties>
      <style:text-properties officeooo:paragraph-rsid="0005c376"/>
    </style:style>
    <style:style style:name="P56" style:family="paragraph" style:parent-style-name="Normal" style:master-page-name="MP18">
      <style:paragraph-properties fo:margin-left="0.0118in" fo:margin-right="0.0425in" fo:text-indent="0in" style:auto-text-indent="false" style:page-number="auto" fo:break-before="page">
        <style:tab-stops/>
      </style:paragraph-properties>
      <style:text-properties officeooo:paragraph-rsid="0005c376"/>
    </style:style>
    <style:style style:name="P57" style:family="paragraph" style:parent-style-name="Normal">
      <style:paragraph-properties fo:margin-left="0.0118in" fo:margin-right="0.0425in" fo:margin-top="0in" fo:margin-bottom="0.1465in" style:contextual-spacing="false" fo:text-indent="0in" style:auto-text-indent="false">
        <style:tab-stops/>
      </style:paragraph-properties>
      <style:text-properties officeooo:paragraph-rsid="0005c376"/>
    </style:style>
    <style:style style:name="P58" style:family="paragraph" style:parent-style-name="Normal">
      <style:paragraph-properties fo:margin-left="0.0118in" fo:margin-right="0.0425in" fo:margin-top="0in" fo:margin-bottom="0.1555in" style:contextual-spacing="false" fo:text-indent="0in" style:auto-text-indent="false">
        <style:tab-stops/>
      </style:paragraph-properties>
      <style:text-properties officeooo:paragraph-rsid="0005c376"/>
    </style:style>
    <style:style style:name="P59" style:family="paragraph" style:parent-style-name="Normal">
      <style:paragraph-properties fo:margin-left="0.0118in" fo:margin-right="0.0866in" fo:text-indent="0in" style:auto-text-indent="false">
        <style:tab-stops/>
      </style:paragraph-properties>
      <style:text-properties officeooo:paragraph-rsid="0005c376"/>
    </style:style>
    <style:style style:name="P60" style:family="paragraph" style:parent-style-name="Normal">
      <style:paragraph-properties fo:margin-left="0.2571in" fo:margin-right="0.0425in" fo:text-indent="0in" style:auto-text-indent="false">
        <style:tab-stops/>
      </style:paragraph-properties>
      <style:text-properties officeooo:paragraph-rsid="0005c376"/>
    </style:style>
    <style:style style:name="P61" style:family="paragraph" style:parent-style-name="Normal">
      <style:paragraph-properties fo:margin-left="0.2571in" fo:margin-right="0.0425in" fo:margin-top="0in" fo:margin-bottom="0.0453in" style:contextual-spacing="false" fo:text-indent="0in" style:auto-text-indent="false">
        <style:tab-stops/>
      </style:paragraph-properties>
      <style:text-properties officeooo:paragraph-rsid="0005c376"/>
    </style:style>
    <style:style style:name="P62" style:family="paragraph" style:parent-style-name="Normal">
      <style:paragraph-properties fo:margin-left="0.2571in" fo:margin-right="1.9654in" fo:margin-top="0in" fo:margin-bottom="0.1484in" style:contextual-spacing="false" fo:text-indent="0in" style:auto-text-indent="false">
        <style:tab-stops/>
      </style:paragraph-properties>
      <style:text-properties officeooo:paragraph-rsid="0005c376"/>
    </style:style>
    <style:style style:name="P63" style:family="paragraph" style:parent-style-name="Normal" style:list-style-name="L2">
      <style:paragraph-properties fo:margin-left="0in" fo:margin-right="0.0425in" fo:text-indent="-0.25in" style:auto-text-indent="false"/>
      <style:text-properties officeooo:paragraph-rsid="0005c376"/>
    </style:style>
    <style:style style:name="P64" style:family="paragraph" style:parent-style-name="Normal">
      <style:paragraph-properties fo:margin-left="0.0118in" fo:margin-right="0.0402in" fo:margin-top="0in" fo:margin-bottom="0.0756in" style:contextual-spacing="false" fo:line-height="136%" fo:text-indent="0in" style:auto-text-indent="false">
        <style:tab-stops/>
      </style:paragraph-properties>
      <style:text-properties officeooo:paragraph-rsid="0005c376"/>
    </style:style>
    <style:style style:name="P65" style:family="paragraph" style:parent-style-name="Normal" style:list-style-name="L33">
      <style:paragraph-properties fo:margin-left="0in" fo:margin-right="0.0417in" fo:margin-top="0in" fo:margin-bottom="0.0756in" style:contextual-spacing="false" fo:line-height="136%" fo:text-indent="-0.25in" style:auto-text-indent="false"/>
      <style:text-properties officeooo:paragraph-rsid="0005c376"/>
    </style:style>
    <style:style style:name="P66" style:family="paragraph" style:parent-style-name="Normal" style:list-style-name="L40">
      <style:paragraph-properties fo:margin-left="0in" fo:margin-right="0.0417in" fo:margin-top="0in" fo:margin-bottom="0.0756in" style:contextual-spacing="false" fo:line-height="136%" fo:text-indent="-0.25in" style:auto-text-indent="false"/>
      <style:text-properties officeooo:paragraph-rsid="0005c376"/>
    </style:style>
    <style:style style:name="P67" style:family="paragraph" style:parent-style-name="Normal">
      <style:paragraph-properties fo:margin-left="0.0118in" fo:margin-right="0.0425in" fo:margin-top="0in" fo:margin-bottom="0.0618in" style:contextual-spacing="false" fo:line-height="142%" fo:text-indent="0in" style:auto-text-indent="false">
        <style:tab-stops/>
      </style:paragraph-properties>
      <style:text-properties officeooo:paragraph-rsid="0005c376"/>
    </style:style>
    <style:style style:name="P68" style:family="paragraph" style:parent-style-name="Normal">
      <style:paragraph-properties fo:margin-left="0.0118in" fo:margin-right="0.0425in" fo:margin-top="0in" fo:margin-bottom="0.0898in" style:contextual-spacing="false" fo:line-height="142%" fo:text-indent="0in" style:auto-text-indent="false">
        <style:tab-stops/>
      </style:paragraph-properties>
      <style:text-properties officeooo:paragraph-rsid="0005c376"/>
    </style:style>
    <style:style style:name="P69" style:family="paragraph" style:parent-style-name="Normal">
      <style:paragraph-properties fo:margin-left="0.0118in" fo:margin-right="0.2217in" fo:margin-top="0in" fo:margin-bottom="0.0016in" style:contextual-spacing="false" fo:line-height="172%" fo:text-indent="0in" style:auto-text-indent="false">
        <style:tab-stops/>
      </style:paragraph-properties>
      <style:text-properties officeooo:paragraph-rsid="0005c376"/>
    </style:style>
    <style:style style:name="P70" style:family="paragraph" style:parent-style-name="Normal">
      <style:paragraph-properties fo:margin-left="0.0118in" fo:margin-right="0.0425in" fo:margin-top="0in" fo:margin-bottom="0.0425in" style:contextual-spacing="false" fo:line-height="152%" fo:text-indent="0in" style:auto-text-indent="false">
        <style:tab-stops/>
      </style:paragraph-properties>
      <style:text-properties officeooo:paragraph-rsid="0005c376"/>
    </style:style>
    <style:style style:name="P71" style:family="paragraph" style:parent-style-name="Normal">
      <style:paragraph-properties fo:margin-left="0.0118in" fo:margin-right="0.0425in" fo:margin-top="0in" fo:margin-bottom="0in" style:contextual-spacing="false" fo:line-height="152%" fo:text-indent="0in" style:auto-text-indent="false">
        <style:tab-stops/>
      </style:paragraph-properties>
      <style:text-properties officeooo:paragraph-rsid="0005c376"/>
    </style:style>
    <style:style style:name="P72" style:family="paragraph" style:parent-style-name="Normal">
      <style:paragraph-properties fo:margin-left="0.0118in" fo:margin-right="0.0425in" fo:margin-top="0in" fo:margin-bottom="0.0409in" style:contextual-spacing="false" fo:line-height="152%" fo:text-indent="0in" style:auto-text-indent="false">
        <style:tab-stops/>
      </style:paragraph-properties>
      <style:text-properties officeooo:paragraph-rsid="0005c376"/>
    </style:style>
    <style:style style:name="P73" style:family="paragraph" style:parent-style-name="Normal">
      <style:paragraph-properties fo:margin-left="-0.0035in" fo:margin-right="0in" fo:margin-top="0in" fo:margin-bottom="0.111in" style:contextual-spacing="false" fo:line-height="132%" fo:text-align="start" style:justify-single-word="false" fo:text-indent="0in" style:auto-text-indent="false">
        <style:tab-stops/>
      </style:paragraph-properties>
      <style:text-properties officeooo:paragraph-rsid="0005c376"/>
    </style:style>
    <style:style style:name="P74" style:family="paragraph" style:parent-style-name="Normal">
      <style:paragraph-properties fo:margin-left="0.2398in" fo:margin-right="0in" fo:margin-top="0in" fo:margin-bottom="0.0846in" style:contextual-spacing="false" fo:line-height="132%" fo:text-align="start" style:justify-single-word="false" fo:text-indent="-0.25in" style:auto-text-indent="false">
        <style:tab-stops/>
      </style:paragraph-properties>
      <style:text-properties officeooo:paragraph-rsid="0005c376"/>
    </style:style>
    <style:style style:name="P75" style:family="paragraph" style:parent-style-name="Normal">
      <style:paragraph-properties fo:margin-left="0.0118in" fo:margin-right="0.0425in" fo:margin-top="0in" fo:margin-bottom="0.0563in" style:contextual-spacing="false" fo:line-height="146%" fo:text-indent="0in" style:auto-text-indent="false">
        <style:tab-stops/>
      </style:paragraph-properties>
      <style:text-properties officeooo:paragraph-rsid="0005c376"/>
    </style:style>
    <style:style style:name="P76" style:family="paragraph" style:parent-style-name="Normal">
      <style:paragraph-properties fo:margin-left="0.0118in" fo:margin-right="0.0425in" fo:margin-top="0in" fo:margin-bottom="0.0681in" style:contextual-spacing="false" fo:line-height="139%" fo:text-indent="0in" style:auto-text-indent="false">
        <style:tab-stops/>
      </style:paragraph-properties>
      <style:text-properties officeooo:paragraph-rsid="0005c376"/>
    </style:style>
    <style:style style:name="P77" style:family="paragraph" style:parent-style-name="Normal">
      <style:paragraph-properties fo:margin-left="0.0118in" fo:margin-right="3.1882in" fo:margin-top="0in" fo:margin-bottom="0in" style:contextual-spacing="false" fo:line-height="187%" fo:text-indent="0in" style:auto-text-indent="false">
        <style:tab-stops/>
      </style:paragraph-properties>
      <style:text-properties officeooo:paragraph-rsid="0005c376"/>
    </style:style>
    <style:style style:name="P78" style:family="paragraph" style:parent-style-name="Normal" style:list-style-name="L22">
      <style:paragraph-properties fo:margin-left="0in" fo:margin-right="0.0382in" fo:text-indent="-0.25in" style:auto-text-indent="false"/>
      <style:text-properties officeooo:paragraph-rsid="0005c376"/>
    </style:style>
    <style:style style:name="P79" style:family="paragraph" style:parent-style-name="Normal" style:list-style-name="L23">
      <style:paragraph-properties fo:margin-left="0in" fo:margin-right="0.0382in" fo:text-indent="-0.1902in" style:auto-text-indent="false"/>
      <style:text-properties officeooo:paragraph-rsid="0005c376"/>
    </style:style>
    <style:style style:name="P80" style:family="paragraph" style:parent-style-name="Normal" style:list-style-name="L25">
      <style:paragraph-properties fo:margin-left="0in" fo:margin-right="0.0425in" fo:text-indent="-0.25in" style:auto-text-indent="false"/>
      <style:text-properties officeooo:paragraph-rsid="0005c376"/>
    </style:style>
    <style:style style:name="P81" style:family="paragraph" style:parent-style-name="Normal" style:list-style-name="L26">
      <style:paragraph-properties fo:margin-left="0in" fo:margin-right="0.0425in" fo:text-indent="-0.25in" style:auto-text-indent="false"/>
      <style:text-properties officeooo:paragraph-rsid="0005c376"/>
    </style:style>
    <style:style style:name="P82" style:family="paragraph" style:parent-style-name="Normal" style:list-style-name="L27">
      <style:paragraph-properties fo:margin-left="0in" fo:margin-right="0.0425in" fo:text-indent="-0.25in" style:auto-text-indent="false"/>
      <style:text-properties officeooo:paragraph-rsid="0005c376"/>
    </style:style>
    <style:style style:name="P83" style:family="paragraph" style:parent-style-name="Normal" style:list-style-name="L28">
      <style:paragraph-properties fo:margin-left="0in" fo:margin-right="0.0425in" fo:text-indent="-0.25in" style:auto-text-indent="false"/>
      <style:text-properties officeooo:paragraph-rsid="0005c376"/>
    </style:style>
    <style:style style:name="P84" style:family="paragraph" style:parent-style-name="Normal" style:list-style-name="L29">
      <style:paragraph-properties fo:margin-left="0in" fo:margin-right="0.0425in" fo:text-indent="-0.25in" style:auto-text-indent="false"/>
      <style:text-properties officeooo:paragraph-rsid="0005c376"/>
    </style:style>
    <style:style style:name="P85" style:family="paragraph" style:parent-style-name="Normal" style:list-style-name="L30">
      <style:paragraph-properties fo:margin-left="0in" fo:margin-right="0.0425in" fo:text-indent="-0.25in" style:auto-text-indent="false"/>
      <style:text-properties officeooo:paragraph-rsid="0005c376"/>
    </style:style>
    <style:style style:name="P86" style:family="paragraph" style:parent-style-name="Normal" style:list-style-name="L31">
      <style:paragraph-properties fo:margin-left="0in" fo:margin-right="0.0425in" fo:text-indent="-0.25in" style:auto-text-indent="false"/>
      <style:text-properties officeooo:paragraph-rsid="0005c376"/>
    </style:style>
    <style:style style:name="P87" style:family="paragraph" style:parent-style-name="Normal" style:list-style-name="L32">
      <style:paragraph-properties fo:margin-left="0in" fo:margin-right="0.0425in" fo:text-indent="-0.25in" style:auto-text-indent="false"/>
      <style:text-properties officeooo:paragraph-rsid="0005c376"/>
    </style:style>
    <style:style style:name="P88" style:family="paragraph" style:parent-style-name="Normal" style:list-style-name="L33">
      <style:paragraph-properties fo:margin-left="0in" fo:margin-right="0.0417in" fo:text-indent="-0.25in" style:auto-text-indent="false"/>
      <style:text-properties officeooo:paragraph-rsid="0005c376"/>
    </style:style>
    <style:style style:name="P89" style:family="paragraph" style:parent-style-name="Normal" style:list-style-name="L34">
      <style:paragraph-properties fo:margin-left="0in" fo:margin-right="0.0425in" fo:text-indent="-0.25in" style:auto-text-indent="false"/>
      <style:text-properties officeooo:paragraph-rsid="0005c376"/>
    </style:style>
    <style:style style:name="P90" style:family="paragraph" style:parent-style-name="Normal" style:list-style-name="L35">
      <style:paragraph-properties fo:margin-left="0in" fo:margin-right="0.0425in" fo:text-indent="-0.25in" style:auto-text-indent="false"/>
      <style:text-properties officeooo:paragraph-rsid="0005c376"/>
    </style:style>
    <style:style style:name="P91" style:family="paragraph" style:parent-style-name="Normal" style:list-style-name="L36">
      <style:paragraph-properties fo:margin-left="0in" fo:margin-right="0.0425in" fo:text-indent="-0.25in" style:auto-text-indent="false"/>
      <style:text-properties officeooo:paragraph-rsid="0005c376"/>
    </style:style>
    <style:style style:name="P92" style:family="paragraph" style:parent-style-name="Normal" style:list-style-name="L37">
      <style:paragraph-properties fo:margin-left="0in" fo:margin-right="0.0425in" fo:margin-top="0in" fo:margin-bottom="0.0437in" style:contextual-spacing="false" fo:text-indent="-0.25in" style:auto-text-indent="false"/>
      <style:text-properties officeooo:paragraph-rsid="0005c376"/>
    </style:style>
    <style:style style:name="P93" style:family="paragraph" style:parent-style-name="Normal" style:list-style-name="L37">
      <style:paragraph-properties fo:margin-left="0in" fo:margin-right="0.0425in" fo:margin-top="0in" fo:margin-bottom="0.0453in" style:contextual-spacing="false" fo:text-indent="-0.25in" style:auto-text-indent="false"/>
      <style:text-properties officeooo:paragraph-rsid="0005c376"/>
    </style:style>
    <style:style style:name="P94" style:family="paragraph" style:parent-style-name="Normal" style:list-style-name="L38">
      <style:paragraph-properties fo:margin-left="0in" fo:margin-right="0.0425in" fo:text-indent="-0.25in" style:auto-text-indent="false"/>
      <style:text-properties officeooo:paragraph-rsid="0005c376"/>
    </style:style>
    <style:style style:name="P95" style:family="paragraph" style:parent-style-name="Normal" style:list-style-name="L39">
      <style:paragraph-properties fo:margin-left="0in" fo:margin-right="0.0425in" fo:text-indent="-0.25in" style:auto-text-indent="false"/>
      <style:text-properties officeooo:paragraph-rsid="0005c376"/>
    </style:style>
    <style:style style:name="P96" style:family="paragraph" style:parent-style-name="Normal" style:list-style-name="L40">
      <style:paragraph-properties fo:margin-left="0in" fo:margin-right="0.0417in" fo:text-indent="-0.25in" style:auto-text-indent="false"/>
      <style:text-properties officeooo:paragraph-rsid="0005c376"/>
    </style:style>
    <style:style style:name="P97" style:family="paragraph" style:parent-style-name="Normal" style:list-style-name="L41">
      <style:paragraph-properties fo:margin-left="0in" fo:margin-right="0.0425in" fo:margin-top="0in" fo:margin-bottom="0.1571in" style:contextual-spacing="false" fo:text-indent="-0.25in" style:auto-text-indent="false"/>
      <style:text-properties officeooo:paragraph-rsid="0005c376"/>
    </style:style>
    <style:style style:name="P98" style:family="paragraph" style:parent-style-name="Normal" style:list-style-name="L41">
      <style:paragraph-properties fo:margin-left="0in" fo:margin-right="0.0425in" fo:margin-top="0in" fo:margin-bottom="0.1555in" style:contextual-spacing="false" fo:text-indent="-0.25in" style:auto-text-indent="false"/>
      <style:text-properties officeooo:paragraph-rsid="0005c376"/>
    </style:style>
    <style:style style:name="P99" style:family="paragraph">
      <loext:graphic-properties draw:fill="none"/>
    </style:style>
    <style:style style:name="T1" style:family="text">
      <style:text-properties style:font-name="Arial" fo:font-size="10pt" fo:font-weight="bold" style:font-name-asian="Arial" style:font-size-asian="10pt" style:font-weight-asian="bold" style:font-name-complex="Arial"/>
    </style:style>
    <style:style style:name="T2" style:family="text">
      <style:text-properties style:font-name="Arial" style:font-name-asian="Arial" style:font-name-complex="Arial"/>
    </style:style>
    <style:style style:name="T3" style:family="text">
      <style:text-properties style:font-name="Garamond" style:font-name-asian="Garamond" style:font-name-complex="Garamond"/>
    </style:style>
    <style:style style:name="T4" style:family="text">
      <style:text-properties style:font-name="Calibri" fo:font-size="11pt" style:font-name-asian="Calibri" style:font-size-asian="11pt" style:font-name-complex="Calibri"/>
    </style:style>
    <style:style style:name="T5" style:family="text">
      <style:text-properties style:font-name="Calibri" fo:font-size="12pt" style:font-name-asian="Calibri" style:font-size-asian="12pt" style:font-name-complex="Calibri"/>
    </style:style>
    <style:style style:name="T6" style:family="text">
      <style:text-properties fo:font-size="11pt" style:font-size-asian="11pt"/>
    </style:style>
    <style:style style:name="T7" style:family="text">
      <style:text-properties style:font-name="Franklin Gothic" fo:font-size="18pt" style:font-name-asian="Franklin Gothic" style:font-size-asian="18pt" style:font-name-complex="Franklin Gothic"/>
    </style:style>
    <style:style style:name="T8" style:family="text">
      <style:text-properties style:font-name="Franklin Gothic" style:font-name-asian="Franklin Gothic" style:font-name-complex="Franklin Gothic"/>
    </style:style>
    <style:style style:name="T9" style:family="text">
      <style:text-properties style:font-name="Franklin Gothic" fo:font-size="21pt" style:font-name-asian="Franklin Gothic" style:font-size-asian="21pt" style:font-name-complex="Franklin Gothic"/>
    </style:style>
    <style:style style:name="T10" style:family="text">
      <style:text-properties style:text-position="sub 64%" fo:font-size="18pt" style:font-size-asian="18pt"/>
    </style:style>
    <style:style style:name="T11" style:family="text">
      <style:text-properties style:text-position="super 64%" style:font-name="Calibri" fo:font-size="18pt" style:font-name-asian="Calibri" style:font-size-asian="18pt" style:font-name-complex="Calibri"/>
    </style:style>
    <style:style style:name="T12" style:family="text">
      <style:text-properties fo:font-size="18pt" style:font-size-asian="18pt"/>
    </style:style>
    <style:style style:name="T13" style:family="text">
      <style:text-properties fo:font-weight="bold" style:font-weight-asian="bold"/>
    </style:style>
    <style:style style:name="T14" style:family="text">
      <style:text-properties style:text-position="super 65%" fo:font-size="18.5pt" style:font-size-asian="18.5pt"/>
    </style:style>
    <style:style style:name="T15" style:family="text">
      <style:text-properties fo:font-style="italic" fo:font-weight="bold" style:font-style-asian="italic" style:font-weight-asian="bold"/>
    </style:style>
    <style:style style:name="T16" style:family="text">
      <style:text-properties fo:font-style="italic" style:font-style-asian="italic"/>
    </style:style>
    <style:style style:name="T17" style:family="text">
      <style:text-properties fo:font-size="15pt" style:font-size-asian="15pt"/>
    </style:style>
    <text:list-style style:name="L1">
      <text:list-level-style-number text:level="1" text:style-name="WW_5f_CharLFO149LVL1" loext:num-list-format="%1%." style:num-suffix="." style:num-format="1" text:start-value="3">
        <style:list-level-properties text:list-level-position-and-space-mode="label-alignment">
          <style:list-level-label-alignment text:label-followed-by="listtab" fo:margin-left="0.2547in"/>
        </style:list-level-properties>
      </text:list-level-style-number>
      <text:list-level-style-number text:level="2" text:style-name="WW_5f_CharLFO14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2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2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30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3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31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3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132LVL1" loext:num-list-format="%1%." style:num-suffix="." style:num-format="a" style:num-letter-sync="true">
        <style:list-level-properties text:list-level-position-and-space-mode="label-alignment">
          <style:list-level-label-alignment text:label-followed-by="listtab" fo:margin-left="0.2992in"/>
        </style:list-level-properties>
      </text:list-level-style-number>
      <text:list-level-style-number text:level="2" text:style-name="WW_5f_CharLFO13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3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3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134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3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35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3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13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3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3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3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3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3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_5f_CharLFO13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3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14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4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4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_5f_CharLFO14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WW_5f_CharLFO14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4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WW_5f_CharLFO14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WW_5f_CharLFO14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4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14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4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WW_5f_CharLFO147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WW_5f_CharLFO14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WW_5f_CharLFO130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3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WW_5f_CharLFO131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3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WW_5f_CharLFO132LVL1" loext:num-list-format="%1%." style:num-suffix="." style:num-format="a" style:num-letter-sync="true">
        <style:list-level-properties text:list-level-position-and-space-mode="label-alignment">
          <style:list-level-label-alignment text:label-followed-by="listtab" fo:margin-left="0.2992in"/>
        </style:list-level-properties>
      </text:list-level-style-number>
      <text:list-level-style-number text:level="2" text:style-name="WW_5f_CharLFO13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WW_5f_CharLFO13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3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WW_5f_CharLFO134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3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WW_5f_CharLFO135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3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WW_5f_CharLFO13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3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WW_5f_CharLFO13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3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WW_5f_CharLFO13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3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WW_5f_CharLFO13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3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3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3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3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3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3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3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3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WW_5f_CharLFO14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4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WW_5f_CharLFO14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WW_5f_CharLFO14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WW_5f_CharLFO14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4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WW_5f_CharLFO14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WW_5f_CharLFO14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4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WW_5f_CharLFO14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4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WW_5f_CharLFO147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WW_5f_CharLFO14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4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WW_5f_CharLFO149LVL1" loext:num-list-format="%1%." style:num-suffix="." style:num-format="1" text:start-value="3">
        <style:list-level-properties text:list-level-position-and-space-mode="label-alignment">
          <style:list-level-label-alignment text:label-followed-by="listtab" fo:margin-left="0.2547in"/>
        </style:list-level-properties>
      </text:list-level-style-number>
      <text:list-level-style-number text:level="2" text:style-name="WW_5f_CharLFO14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 text:c="2"/><text:tab/> <text:s/></text:p>
      <text:h text:style-name="P1" text:outline-level="2"><text:span text:style-name="Default_20_Paragraph_20_Font"><text:span text:style-name="T4"><text:tab/></text:span></text:span><text:span text:style-name="Default_20_Paragraph_20_Font"><text:span text:style-name="T5"> <text:tab/></text:span></text:span>11. Hima <text:tab/><text:span text:style-name="Default_20_Paragraph_20_Font"><text:span text:style-name="T5"> </text:span></text:span></text:h>
      <text:p text:style-name="P14"><text:s/><text:tab/> </text:p>
      <text:p text:style-name="P29"><text:span text:style-name="Default_20_Paragraph_20_Font"><text:span text:style-name="T6"><text:tab/></text:span></text:span><text:span text:style-name="Default_20_Paragraph_20_Font"><text:span text:style-name="T7">11.1. Qaamolee Himaa <text:tab/></text:span></text:span><text:span text:style-name="Default_20_Paragraph_20_Font"><text:span text:style-name="T10"> </text:span></text:span></text:p>
      <text:p text:style-name="P38">Akkuma beekamu dhamsagni sagalee bakka bu’a. Dhamsagoonni qindoominaan birsaga uumu. Birsagoonni ijaaramanii jecha uumu. Jechi ammoo akaakuu lama qaba. </text:p>
      <text:p text:style-name="P39">Jecha qabiyyeefi jecha tajaajila. Jechi qabiyyeefi jechi tajaajila qindoominaan hima uumu. Hima jechuun qindoomina jechootaa yaada guutuu tokko dabarsudha. Kanaaf qindoomina jechootaa hima keessatti argaman baruun barbaachisa. Boqonnaa kana keessattis matimaa, kutimaa, hima ce’aafi hafoo ilaalla. </text:p>
      <text:p text:style-name="P23"><text:s/></text:p>
      <text:p text:style-name="P50">Himni tokko yoo xinnaate qaamota lama of keessatti qabata. Qamoonni lamaan baay'ee barbaachisoo ta'anis matimafi kutima jedhamu. Hima tokko keessatti qaamni himaa inni dhimmi isaa dubbatamu matima jedhama. Hima keessatti qaamni inni dhimma matimaa irratti odeeffannoo kennu kutima jedhama. Fakkeenyota matimaafi kutimaa gabatee armaan gadii irraa hubachuu dandeenya: </text:p>
      <table:table table:name="Table84" table:style-name="Table84">
        <table:table-column table:style-name="Table84.A"/>
        <table:table-column table:style-name="Table84.B"/>
        <table:table-row table:style-name="Table84.1">
          <table:table-cell table:style-name="Table84.A1" office:value-type="string">
            <text:p text:style-name="P24"><text:span text:style-name="Default_20_Paragraph_20_Font"><text:span text:style-name="T8">Matima </text:span></text:span></text:p>
          </table:table-cell>
          <table:table-cell table:style-name="Table84.A1" office:value-type="string">
            <text:p text:style-name="P15"><text:span text:style-name="Default_20_Paragraph_20_Font"><text:span text:style-name="T8">Kutima </text:span></text:span></text:p>
          </table:table-cell>
        </table:table-row>
        <table:table-row table:style-name="Table84.2">
          <table:table-cell table:style-name="Table84.A2" office:value-type="string">
            <text:p text:style-name="P24"><text:span text:style-name="Default_20_Paragraph_20_Font"><text:span text:style-name="T8">Namni kun </text:span></text:span></text:p>
          </table:table-cell>
          <table:table-cell table:style-name="Table84.A2" office:value-type="string">
            <text:p text:style-name="P15"><text:span text:style-name="Default_20_Paragraph_20_Font"><text:span text:style-name="T8">qotee bulaadha. </text:span></text:span></text:p>
          </table:table-cell>
        </table:table-row>
        <table:table-row table:style-name="Table84.3">
          <table:table-cell table:style-name="Table84.A3" office:value-type="string">
            <text:p text:style-name="P24"><text:span text:style-name="Default_20_Paragraph_20_Font"><text:span text:style-name="T8">Shamarran sunneen </text:span></text:span></text:p>
          </table:table-cell>
          <table:table-cell table:style-name="Table84.A3" office:value-type="string">
            <text:p text:style-name="P15"><text:span text:style-name="Default_20_Paragraph_20_Font"><text:span text:style-name="T8">boruxiyyaaraan Dubayi deemu. </text:span></text:span></text:p>
          </table:table-cell>
        </table:table-row>
        <table:table-row table:style-name="Table84.4">
          <table:table-cell table:style-name="Table84.A4" office:value-type="string">
            <text:p text:style-name="P24"><text:span text:style-name="Default_20_Paragraph_20_Font"><text:span text:style-name="T8">Abbaankee </text:span></text:span></text:p>
          </table:table-cell>
          <table:table-cell table:style-name="Table84.A4" office:value-type="string">
            <text:p text:style-name="P15"><text:span text:style-name="Default_20_Paragraph_20_Font"><text:span text:style-name="T8">konkolaataa bite. </text:span></text:span></text:p>
          </table:table-cell>
        </table:table-row>
      </table:table>
      <text:p text:style-name="P16"><text:s/></text:p>
      <text:h text:style-name="P2" text:outline-level="3"><text:span text:style-name="Default_20_Paragraph_20_Font"><text:span text:style-name="T11"><text:s/><text:tab/></text:span></text:span><text:span text:style-name="Default_20_Paragraph_20_Font"><text:span text:style-name="T12">11.1.1. Matima </text:span></text:span></text:h>
      <text:p text:style-name="P17"><text:s/></text:p>
      <text:p text:style-name="P51">Namni ykn dhimmi waa'een isaa odeeffamu <text:span text:style-name="Default_20_Paragraph_20_Font"><text:span text:style-name="T13">matima </text:span></text:span>jedhama. Matimni maqaa ykn bamaqaa ykn gaalee maqaa ta'uu danda'a. AO keessatti matimni jalqaba irratti argama. Fufiiwwan matima mul'isan kanneen akka –<text:span text:style-name="Default_20_Paragraph_20_Font"><text:span text:style-name="T13">n</text:span></text:span> ykn –<text:span text:style-name="Default_20_Paragraph_20_Font"><text:span text:style-name="T13">ni </text:span></text:span>ykn –<text:span text:style-name="Default_20_Paragraph_20_Font"><text:span text:style-name="T13">i</text:span></text:span> qaama matima ta'ee gale irratti maxxanu. Fakkeenyaaf himoota armaan gadii haa hubannu: </text:p>
      <text:list xml:id="list968198953" text:style-name="L2">
        <text:list-item>
          <text:p text:style-name="P63">Nam-<text:span text:style-name="Default_20_Paragraph_20_Font"><text:span text:style-name="T13">ni </text:span></text:span>dhufe. <text:s text:c="2"/></text:p>
        </text:list-item>
        <text:list-item>
          <text:p text:style-name="P63">Saree-<text:span text:style-name="Default_20_Paragraph_20_Font"><text:span text:style-name="T13">n </text:span></text:span>dutte. <text:s text:c="2"/></text:p>
        </text:list-item>
        <text:list-item>
          <text:p text:style-name="P63">Jaalall-<text:span text:style-name="Default_20_Paragraph_20_Font"><text:span text:style-name="T13">i </text:span></text:span>gaariidha. <text:s/></text:p>
        </text:list-item>
      </text:list>
      <text:p text:style-name="P18"><text:s/></text:p>
      <text:h text:style-name="P3" text:outline-level="3"><text:span text:style-name="Default_20_Paragraph_20_Font"><text:span text:style-name="T4"><text:tab/></text:span></text:span><text:span text:style-name="Default_20_Paragraph_20_Font"><text:span text:style-name="T12">11.1.2. Kutima <text:tab/></text:span></text:span><text:span text:style-name="Default_20_Paragraph_20_Font"><text:span text:style-name="T11"> </text:span></text:span></text:h>
      <text:p text:style-name="P25"><text:s/></text:p>
      <text:p text:style-name="P59">Kutimni hima keessatti qaama hunda caalaa barabaachisudha. Sababni isaas dhimma matimaa irratti odeeffannoo kan kennu kutima waan ta'eef. Matimni gocha raawwachuu isaa odeeffannoo kenna yoo ta'e kutimni gochima ta'a jechuudha. <text:s/>Garuu himoota adda addaa keessatti kutimni gocha raawwatame agarsiisa miti (fkn hima tahuu ilaalaa). AO keessatti kutimni dhuma dhufa; garuu matimni jalqaba dhufa. Kunis kallattiitiin matimniifi kutimni karaa faallaa walii argamu jechuudha. <text:s/></text:p>
      <text:p text:style-name="P51"><text:span text:style-name="Default_20_Paragraph_20_Font"><text:span text:style-name="T13">Gaalee Maqaa akka Kutimaatti: </text:span></text:span>yeroo tokko tokko dubbataan, namni tokko ykn haalli tokko nama biroo ykn haala biroon waliin akka wal fakkaatu ykn akka tokko ta'e ibsuu barbaada. <text:soft-page-break/>Wayita kanatti gaaleen maqaa akka kutimaatti tajaajila. Dhimma kanaas fakkeenyota armaan gadii irraa hubachuu dandeenya: </text:p>
      <text:list xml:id="list2351309583" text:style-name="L22">
        <text:list-item>
          <text:p text:style-name="P78">Namni bareedaan kun <text:span text:style-name="Default_20_Paragraph_20_Font"><text:span text:style-name="T13">barsiisaa gaariidha</text:span></text:span>. </text:p>
        </text:list-item>
        <text:list-item>
          <text:p text:style-name="P78">Gurbaan kun <text:span text:style-name="Default_20_Paragraph_20_Font"><text:span text:style-name="T13">hiriyyaakooti</text:span></text:span>. </text:p>
        </text:list-item>
        <text:list-item>
          <text:p text:style-name="P33">Galgaloon <text:span text:style-name="Default_20_Paragraph_20_Font"><text:span text:style-name="T13">nama gaariidha</text:span></text:span>. </text:p>
        </text:list-item>
        <text:list-item>
          <text:p text:style-name="P33">Waarituun <text:span text:style-name="Default_20_Paragraph_20_Font"><text:span text:style-name="T13">ogeettii fayyaati</text:span></text:span>. </text:p>
        </text:list-item>
      </text:list>
      <text:p text:style-name="P17"><text:s/></text:p>
      <text:p text:style-name="P52">Akkuma fakkeenyota armaan olii irraa hubachuu dandeenyutti, gaaleen maqaa akka kutimaatti tajaajile tokko fufii -<text:span text:style-name="Default_20_Paragraph_20_Font"><text:span text:style-name="T13">dha </text:span></text:span>ykn -<text:span text:style-name="Default_20_Paragraph_20_Font"><text:span text:style-name="T13">ti</text:span></text:span> maxxanfata. Takka takka ammoo fufii kamiyyuu osoo hinmaxxanfatiin dhufa. Fakkeenyaaf, inni <text:span text:style-name="Default_20_Paragraph_20_Font"><text:span text:style-name="T13">barsiisaadha </text:span></text:span>ykn inni <text:span text:style-name="Default_20_Paragraph_20_Font"><text:span text:style-name="T13">barsiisaa </text:span></text:span>jechuu dandeenya. <text:s/></text:p>
      <text:p text:style-name="P17"><text:s/></text:p>
      <text:p text:style-name="P51">Gaaleen maqaa akka kutimaa ta'ee tajaajile kun ramaddii tokkoffaa, ramaddii lammaffa ykn ramaddii sadaffaa ta'uu danda'a. Odeeffannoo ramaddii tokkoffaaf kenna yoo ta'e kan isa dubbatuuti. Odeeffannoo ramaddii lammaffaa yoo ta'e ammoo kan isa dhaggeeffattuuti. Odeeffannoo ramaddii sadaffaaf yoo ta'e ammoo kan isa dhimmi isaa dubbatamuuti jechuudha. Fakkeenyaaf himoota armaan gadii haa ilaallu: <text:s/></text:p>
      <text:p text:style-name="P51">Odeeffannoo nama dubbatuu (ramaddii tokkoffaaf): <text:s/></text:p>
      <text:p text:style-name="P32">Ani <text:span text:style-name="Default_20_Paragraph_20_Font"><text:span text:style-name="T13">barataadha</text:span></text:span>. <text:s/></text:p>
      <text:p text:style-name="P51">Odeeffannoo nama itti dubbatamuu (ramaddii lammaffaa): <text:s/></text:p>
      <text:p text:style-name="P32">Ati <text:span text:style-name="Default_20_Paragraph_20_Font"><text:span text:style-name="T13">barsiistuudha</text:span></text:span>. <text:s/></text:p>
      <text:p text:style-name="P51">Odeeffannoo nama dhimmi isaa dubbatamuu (ramaddii sadaffaa): <text:s/></text:p>
      <text:list xml:id="list2809984179" text:style-name="L23">
        <text:list-item>
          <text:p text:style-name="P34"><text:soft-page-break/>Inni <text:span text:style-name="Default_20_Paragraph_20_Font"><text:span text:style-name="T13">daldalaadha. </text:span></text:span><text:s/></text:p>
        </text:list-item>
        <text:list-item>
          <text:p text:style-name="P79">Isheen <text:span text:style-name="Default_20_Paragraph_20_Font"><text:span text:style-name="T13">daldaltuudha</text:span></text:span>. <text:s/></text:p>
        </text:list-item>
      </text:list>
      <text:p text:style-name="P51">Dhimmi kun lakkoofsa danuufis haaluma kanaan tajaajila. Fakkeenyaaf himoota armaan gadii haa ilaallu: <text:s/></text:p>
      <text:list xml:id="list3328143989" text:style-name="L24">
        <text:list-item>
          <text:p text:style-name="P49">Nuti <text:span text:style-name="Default_20_Paragraph_20_Font"><text:span text:style-name="T13">qotatee bultootadha </text:span></text:span>(ramaddii tokkoffaa). <text:s/></text:p>
        </text:list-item>
        <text:list-item>
          <text:p text:style-name="P49">Isin <text:span text:style-name="Default_20_Paragraph_20_Font"><text:span text:style-name="T13">qotatee bultootadha <text:s/></text:span></text:span>(ramaddii lammaffaa). <text:s/></text:p>
        </text:list-item>
        <text:list-item>
          <text:p text:style-name="P49">Isaan <text:span text:style-name="Default_20_Paragraph_20_Font"><text:span text:style-name="T13">qotatee bultootadha </text:span></text:span>(ramaddii sadaffaa). <text:s/></text:p>
        </text:list-item>
      </text:list>
      <text:p text:style-name="P17"><text:s/></text:p>
      <text:p text:style-name="P53">Fakkeenya fufiilee kutimaa gaalee maqaarratti: </text:p>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26"><text:span text:style-name="Default_20_Paragraph_20_Font"><text:span text:style-name="T8">Ramaddii </text:span></text:span></text:p>
          </table:table-cell>
          <table:table-cell table:style-name="Table85.A1" office:value-type="string">
            <text:p text:style-name="P15"><text:span text:style-name="Default_20_Paragraph_20_Font"><text:span text:style-name="T8">Qeentee </text:span></text:span></text:p>
          </table:table-cell>
          <table:table-cell table:style-name="Table85.A1" office:value-type="string">
            <text:p text:style-name="P15"><text:span text:style-name="Default_20_Paragraph_20_Font"><text:span text:style-name="T8">Danuu </text:span></text:span></text:p>
          </table:table-cell>
        </table:table-row>
        <table:table-row table:style-name="Table85.2">
          <table:table-cell table:style-name="Table85.A2" office:value-type="string">
            <text:p text:style-name="P26"><text:span text:style-name="Default_20_Paragraph_20_Font"><text:span text:style-name="T8">1 </text:span></text:span></text:p>
          </table:table-cell>
          <table:table-cell table:style-name="Table85.A2" office:value-type="string">
            <text:p text:style-name="P15"><text:span text:style-name="Default_20_Paragraph_20_Font"><text:span text:style-name="T8">-dha </text:span></text:span></text:p>
          </table:table-cell>
          <table:table-cell table:style-name="Table85.A2" office:value-type="string">
            <text:p text:style-name="P15"><text:span text:style-name="Default_20_Paragraph_20_Font"><text:span text:style-name="T8">-dha </text:span></text:span></text:p>
          </table:table-cell>
        </table:table-row>
        <table:table-row table:style-name="Table85.3">
          <table:table-cell table:style-name="Table85.A3" office:value-type="string">
            <text:p text:style-name="P26"><text:span text:style-name="Default_20_Paragraph_20_Font"><text:span text:style-name="T8">2 </text:span></text:span></text:p>
          </table:table-cell>
          <table:table-cell table:style-name="Table85.A3" office:value-type="string">
            <text:p text:style-name="P15"><text:span text:style-name="Default_20_Paragraph_20_Font"><text:span text:style-name="T8">-dha </text:span></text:span></text:p>
          </table:table-cell>
          <table:table-cell table:style-name="Table85.A3" office:value-type="string">
            <text:p text:style-name="P15"><text:span text:style-name="Default_20_Paragraph_20_Font"><text:span text:style-name="T8">-dha </text:span></text:span></text:p>
          </table:table-cell>
        </table:table-row>
        <table:table-row table:style-name="Table85.4">
          <table:table-cell table:style-name="Table85.A3" office:value-type="string">
            <text:p text:style-name="P26"><text:span text:style-name="Default_20_Paragraph_20_Font"><text:span text:style-name="T8">3 <text:s/>Dh. </text:span></text:span></text:p>
          </table:table-cell>
          <table:table-cell table:style-name="Table85.A3" office:value-type="string">
            <text:p text:style-name="P15"><text:span text:style-name="Default_20_Paragraph_20_Font"><text:span text:style-name="T8">-dha </text:span></text:span></text:p>
          </table:table-cell>
          <table:table-cell table:style-name="Table85.A3" office:value-type="string">
            <text:p text:style-name="P15"><text:span text:style-name="Default_20_Paragraph_20_Font"><text:span text:style-name="T8">-dha </text:span></text:span></text:p>
          </table:table-cell>
        </table:table-row>
        <table:table-row table:style-name="Table85.5">
          <table:table-cell table:style-name="Table85.A5" office:value-type="string">
            <text:p text:style-name="P26"><text:span text:style-name="Default_20_Paragraph_20_Font"><text:span text:style-name="T8">3 <text:s/>Du. </text:span></text:span></text:p>
          </table:table-cell>
          <table:table-cell table:style-name="Table85.A5" office:value-type="string">
            <text:p text:style-name="P15"><text:span text:style-name="Default_20_Paragraph_20_Font"><text:span text:style-name="T8">-dha </text:span></text:span></text:p>
          </table:table-cell>
          <table:table-cell table:style-name="Table85.A5" office:value-type="string">
            <text:p text:style-name="P15"><text:span text:style-name="Default_20_Paragraph_20_Font"><text:span text:style-name="T8">-dha </text:span></text:span></text:p>
          </table:table-cell>
        </table:table-row>
      </table:table>
      <text:p text:style-name="P40"><text:s/><text:span text:style-name="Default_20_Paragraph_20_Font"><text:span text:style-name="T13">Maqibsa akka Kutimaatti: <text:s/></text:span></text:span>Matimni qulqullina adda ta'e tokko <text:tab/>yoo <text:tab/>qabaate, <text:tab/>maqibsi <text:tab/>akka <text:tab/>kutimaatti <text:tab/>tajaajila. Fakkeenyaaf himoota armaan gadii haa hubannu: <text:s/>a. Sangaan kun <text:span text:style-name="Default_20_Paragraph_20_Font"><text:span text:style-name="T13">adiidha</text:span></text:span>. <text:s/></text:p>
      <text:list xml:id="list50313159" text:style-name="L25">
        <text:list-item>
          <text:p text:style-name="P80">Firiin kun <text:span text:style-name="Default_20_Paragraph_20_Font"><text:span text:style-name="T13">diimaadha</text:span></text:span>. </text:p>
        </text:list-item>
        <text:list-item>
          <text:p text:style-name="P80">Mukni kun <text:span text:style-name="Default_20_Paragraph_20_Font"><text:span text:style-name="T13">dheeraadha</text:span></text:span>. <text:s/></text:p>
        </text:list-item>
        <text:list-item>
          <text:p text:style-name="P80">Manni kun <text:span text:style-name="Default_20_Paragraph_20_Font"><text:span text:style-name="T13">bal’aadha</text:span></text:span>. </text:p>
        </text:list-item>
        <text:list-item>
          <text:p text:style-name="P80">Kutaan kun <text:span text:style-name="Default_20_Paragraph_20_Font"><text:span text:style-name="T13">dhiphaadha</text:span></text:span>. </text:p>
        </text:list-item>
      </text:list>
      <text:p text:style-name="P51"><text:soft-page-break/>Fufiileen maqibsa irratti maxxananii maqibsi kutima ta'uu agarsiisan kan gaalee maqaa armaan olitti gabatee keessatti argine waliin tokko (-<text:span text:style-name="Default_20_Paragraph_20_Font"><text:span text:style-name="T13">dha </text:span></text:span>jechuudha). <text:s/></text:p>
      <text:p text:style-name="P17"><text:s/></text:p>
      <text:p text:style-name="P40"><text:span text:style-name="Default_20_Paragraph_20_Font"><text:span text:style-name="T13">Lakkoofsa <text:tab/>akka <text:tab/>Kutimaatti: <text:tab/></text:span></text:span>Matimni <text:tab/>lakkoofsan <text:tab/>ykn sadarkaan kan agarsiisamu ta'e lakkoofsi akka kutimaatti tajaajila. Fakkeenyaaf kanneen armaan gadii haa ilaallu: <text:s/>a. Fardeen sunneen <text:s/><text:span text:style-name="Default_20_Paragraph_20_Font"><text:span text:style-name="T13">shanidha</text:span></text:span>. <text:s/></text:p>
      <text:list xml:id="list3694180206" text:style-name="L26">
        <text:list-item>
          <text:p text:style-name="P81">Qarshiin kun <text:span text:style-name="Default_20_Paragraph_20_Font"><text:span text:style-name="T13">kuma sagali</text:span></text:span>. </text:p>
        </text:list-item>
        <text:list-item>
          <text:p text:style-name="P81">Barataan kun <text:span text:style-name="Default_20_Paragraph_20_Font"><text:span text:style-name="T13">tokkoffaadha</text:span></text:span>. </text:p>
        </text:list-item>
        <text:list-item>
          <text:p text:style-name="P81">Caaltuun <text:span text:style-name="Default_20_Paragraph_20_Font"><text:span text:style-name="T13">sadaffaadha</text:span></text:span>. <text:s/></text:p>
        </text:list-item>
        <text:list-item>
          <text:p text:style-name="P35">Ati <text:span text:style-name="Default_20_Paragraph_20_Font"><text:span text:style-name="T13">lammaffaadha</text:span></text:span>. </text:p>
        </text:list-item>
      </text:list>
      <text:p text:style-name="P64">Akkuma armaan olitti mul’atetti, fufiin –<text:span text:style-name="Default_20_Paragraph_20_Font"><text:span text:style-name="T13">dha </text:span></text:span>maqibsa irrattis nimaxxana jechuudha. </text:p>
      <text:p text:style-name="P51"><text:span text:style-name="Default_20_Paragraph_20_Font"><text:span text:style-name="T13">Bamaqaa Qabeentaa akka Kutimaatti: </text:span></text:span>matimni, qabeenya namaa akka ta'e wayita dubbatamu, kutimni maqaa ykn bamaqaa qabeentaa ta'a. Fakkeenyaaf himoota armaan gadii haa ilaallu: <text:s/></text:p>
      <text:list xml:id="list457503733" text:style-name="L27">
        <text:list-item>
          <text:p text:style-name="P82">Manni kun kan <text:span text:style-name="Default_20_Paragraph_20_Font"><text:span text:style-name="T13">kooti </text:span></text:span><text:s/></text:p>
        </text:list-item>
        <text:list-item>
          <text:p text:style-name="P82">Qarshiin kun kan <text:span text:style-name="Default_20_Paragraph_20_Font"><text:span text:style-name="T13">keeti</text:span></text:span>. <text:s/></text:p>
        </text:list-item>
        <text:list-item>
          <text:p text:style-name="P82">Kitaabni sun kan <text:span text:style-name="Default_20_Paragraph_20_Font"><text:span text:style-name="T13">isaati </text:span></text:span><text:s/></text:p>
        </text:list-item>
        <text:list-item>
          <text:p text:style-name="P82">Qubeessaan kun kan <text:span text:style-name="Default_20_Paragraph_20_Font"><text:span text:style-name="T13">isheeti </text:span></text:span><text:s/></text:p>
        </text:list-item>
      </text:list>
      <text:p text:style-name="P51">Kanatti aansee fufii kutima bamaqaa qabeentaa irratti maxxanan agarsiisna. </text:p>
      <text:p text:style-name="P15"><text:s/></text:p>
      <table:table table:name="Table86" table:style-name="Table86">
        <table:table-column table:style-name="Table86.A"/>
        <table:table-column table:style-name="Table86.B"/>
        <table:table-column table:style-name="Table86.C"/>
        <text:soft-page-break/>
        <table:table-row table:style-name="Table86.1">
          <table:table-cell table:style-name="Table86.A1" office:value-type="string">
            <text:p text:style-name="P26"><text:span text:style-name="Default_20_Paragraph_20_Font"><text:span text:style-name="T8">Ramaddii </text:span></text:span></text:p>
          </table:table-cell>
          <table:table-cell table:style-name="Table86.A1" office:value-type="string">
            <text:p text:style-name="P15"><text:span text:style-name="Default_20_Paragraph_20_Font"><text:span text:style-name="T8">Qeentee </text:span></text:span></text:p>
          </table:table-cell>
          <table:table-cell table:style-name="Table86.A1" office:value-type="string">
            <text:p text:style-name="P15"><text:span text:style-name="Default_20_Paragraph_20_Font"><text:span text:style-name="T8">Danuu </text:span></text:span></text:p>
          </table:table-cell>
        </table:table-row>
        <table:table-row table:style-name="Table86.2">
          <table:table-cell table:style-name="Table86.A2" office:value-type="string">
            <text:p text:style-name="P26"><text:span text:style-name="Default_20_Paragraph_20_Font"><text:span text:style-name="T8">1 </text:span></text:span></text:p>
          </table:table-cell>
          <table:table-cell table:style-name="Table86.B2" office:value-type="string">
            <text:p text:style-name="P19"><text:span text:style-name="Default_20_Paragraph_20_Font"><text:span text:style-name="T8">-ti </text:span></text:span></text:p>
            <text:p text:style-name="P15"><text:span text:style-name="Default_20_Paragraph_20_Font"><text:span text:style-name="T8">Kun kan kooti. </text:span></text:span></text:p>
          </table:table-cell>
          <table:table-cell table:style-name="Table86.C2" office:value-type="string">
            <text:p text:style-name="P19"><text:span text:style-name="Default_20_Paragraph_20_Font"><text:span text:style-name="T8">-dha </text:span></text:span></text:p>
            <text:p text:style-name="P15"><text:span text:style-name="Default_20_Paragraph_20_Font"><text:span text:style-name="T8">Kun kan keenyadha. </text:span></text:span></text:p>
          </table:table-cell>
        </table:table-row>
        <table:table-row table:style-name="Table86.3">
          <table:table-cell table:style-name="Table86.A3" office:value-type="string">
            <text:p text:style-name="P26"><text:span text:style-name="Default_20_Paragraph_20_Font"><text:span text:style-name="T8">2 </text:span></text:span></text:p>
          </table:table-cell>
          <table:table-cell table:style-name="Table86.B3" office:value-type="string">
            <text:p text:style-name="P20"><text:span text:style-name="Default_20_Paragraph_20_Font"><text:span text:style-name="T8">-ti </text:span></text:span></text:p>
            <text:p text:style-name="P15"><text:span text:style-name="Default_20_Paragraph_20_Font"><text:span text:style-name="T8">Kun kan keeti. </text:span></text:span></text:p>
          </table:table-cell>
          <table:table-cell table:style-name="Table86.B3" office:value-type="string">
            <text:p text:style-name="P20"><text:span text:style-name="Default_20_Paragraph_20_Font"><text:span text:style-name="T8">-dha </text:span></text:span></text:p>
            <text:p text:style-name="P15"><text:span text:style-name="Default_20_Paragraph_20_Font"><text:span text:style-name="T8">Kun kan keessanidha. </text:span></text:span></text:p>
          </table:table-cell>
        </table:table-row>
        <table:table-row table:style-name="Table86.4">
          <table:table-cell table:style-name="Table86.A4" office:value-type="string">
            <text:p text:style-name="P27"><text:span text:style-name="Default_20_Paragraph_20_Font"><text:span text:style-name="T8">3 Dh. </text:span></text:span></text:p>
            <text:p text:style-name="P26"><text:span text:style-name="Default_20_Paragraph_20_Font"><text:span text:style-name="T8"><text:s/></text:span></text:span></text:p>
          </table:table-cell>
          <table:table-cell table:style-name="Table86.A4" office:value-type="string">
            <text:p text:style-name="P19"><text:span text:style-name="Default_20_Paragraph_20_Font"><text:span text:style-name="T8">-ti </text:span></text:span></text:p>
            <text:p text:style-name="P15"><text:span text:style-name="Default_20_Paragraph_20_Font"><text:span text:style-name="T8">Kun kan isaati. </text:span></text:span></text:p>
          </table:table-cell>
          <table:table-cell table:style-name="Table86.A4" office:value-type="string">
            <text:p text:style-name="P19"><text:span text:style-name="Default_20_Paragraph_20_Font"><text:span text:style-name="T8">-ti </text:span></text:span></text:p>
            <text:p text:style-name="P15"><text:span text:style-name="Default_20_Paragraph_20_Font"><text:span text:style-name="T8">Kun kan isaaniiti. </text:span></text:span></text:p>
          </table:table-cell>
        </table:table-row>
        <table:table-row table:style-name="Table86.5">
          <table:table-cell table:style-name="Table86.A5" office:value-type="string">
            <text:p text:style-name="P27"><text:span text:style-name="Default_20_Paragraph_20_Font"><text:span text:style-name="T8">3 Du. </text:span></text:span></text:p>
            <text:p text:style-name="P26"><text:span text:style-name="Default_20_Paragraph_20_Font"><text:span text:style-name="T8"><text:s/></text:span></text:span></text:p>
          </table:table-cell>
          <table:table-cell table:style-name="Table86.B5" office:value-type="string">
            <text:p text:style-name="P19"><text:span text:style-name="Default_20_Paragraph_20_Font"><text:span text:style-name="T8">-ti </text:span></text:span></text:p>
            <text:p text:style-name="P15"><text:span text:style-name="Default_20_Paragraph_20_Font"><text:span text:style-name="T8">Kun kan isheeti. </text:span></text:span></text:p>
          </table:table-cell>
          <table:table-cell table:style-name="Table86.C5" office:value-type="string">
            <text:p text:style-name="P19"><text:span text:style-name="Default_20_Paragraph_20_Font"><text:span text:style-name="T8">-ti </text:span></text:span></text:p>
            <text:p text:style-name="P15"><text:span text:style-name="Default_20_Paragraph_20_Font"><text:span text:style-name="T8">Kun kan isaaniiti. </text:span></text:span></text:p>
          </table:table-cell>
        </table:table-row>
      </table:table>
      <text:p text:style-name="P67"><text:s/><text:span text:style-name="Default_20_Paragraph_20_Font"><text:span text:style-name="T13">Eentaafi Hi’eentaa Kutimaatti: </text:span></text:span>AO keessatti kutimni eentaa ykn hi'eentaa ta'uu danda'a. Dhimmi dubbatamu kan yeroo ammaati yoo ta'e eentaan fufii –<text:span text:style-name="Default_20_Paragraph_20_Font"><text:span text:style-name="T13">dha </text:span></text:span>fi - <text:span text:style-name="Default_20_Paragraph_20_Font"><text:span text:style-name="T13">ti </text:span></text:span>tiin agarsiifama. Fakkenyaaf, kanneen armaan gadii haa ilaallu: <text:s/>a. Inni <text:span text:style-name="Default_20_Paragraph_20_Font"><text:span text:style-name="T13">barsiisaadha</text:span></text:span>. <text:s/></text:p>
      <text:list xml:id="list4160618512" text:style-name="L28">
        <text:list-item>
          <text:p text:style-name="P83">Isheen <text:span text:style-name="Default_20_Paragraph_20_Font"><text:span text:style-name="T13">barattuudha</text:span></text:span>. <text:s/></text:p>
        </text:list-item>
        <text:list-item>
          <text:p text:style-name="P83">Kun kitaaba <text:span text:style-name="Default_20_Paragraph_20_Font"><text:span text:style-name="T13">kooti</text:span></text:span>. <text:s/></text:p>
        </text:list-item>
        <text:list-item>
          <text:p text:style-name="P83">Ati abbaa <text:span text:style-name="Default_20_Paragraph_20_Font"><text:span text:style-name="T13">isheeti</text:span></text:span>. <text:s/></text:p>
        </text:list-item>
        <text:list-item>
          <text:p text:style-name="P83">Inni abbaa <text:span text:style-name="Default_20_Paragraph_20_Font"><text:span text:style-name="T13">kooti</text:span></text:span>. </text:p>
        </text:list-item>
        <text:list-item>
          <text:p text:style-name="P83">Isheen obboleetti <text:span text:style-name="Default_20_Paragraph_20_Font"><text:span text:style-name="T13">kooti</text:span></text:span>. </text:p>
        </text:list-item>
      </text:list>
      <text:p text:style-name="P17"><text:s/></text:p>
      <text:p text:style-name="P41"><text:soft-page-break/>Dhimmi dubbatamu kan yeroo ammaati yoo ta'e hi'eentaan kutimaa <text:tab/>jecha <text:tab/><text:span text:style-name="Default_20_Paragraph_20_Font"><text:span text:style-name="T13">miti <text:tab/></text:span></text:span>jedhuun <text:tab/>mul'ifama. <text:tab/>Dhimma <text:tab/>kana fakkeenyota armaan gadii irraa hubachuun dandeenya: <text:s/>a. Isheen barattuu <text:span text:style-name="Default_20_Paragraph_20_Font"><text:span text:style-name="T13">miti. </text:span></text:span><text:s/></text:p>
      <text:list xml:id="list2364836786" text:style-name="L29">
        <text:list-item>
          <text:p text:style-name="P84">Inni barsiisaa <text:span text:style-name="Default_20_Paragraph_20_Font"><text:span text:style-name="T13">miti .</text:span></text:span> </text:p>
        </text:list-item>
        <text:list-item>
          <text:p text:style-name="P84">Fardi kun kan koo <text:span text:style-name="Default_20_Paragraph_20_Font"><text:span text:style-name="T13">miti. </text:span></text:span><text:s/></text:p>
        </text:list-item>
        <text:list-item>
          <text:p text:style-name="P84">Qarshiin kun kan isaanii <text:span text:style-name="Default_20_Paragraph_20_Font"><text:span text:style-name="T13">miti</text:span></text:span>. <text:s/></text:p>
        </text:list-item>
        <text:list-item>
          <text:p text:style-name="P84">Guyyoon obboleessa koo <text:span text:style-name="Default_20_Paragraph_20_Font"><text:span text:style-name="T13">miti</text:span></text:span>. </text:p>
        </text:list-item>
        <text:list-item>
          <text:p text:style-name="P84">Isheen obboleettii koo <text:span text:style-name="Default_20_Paragraph_20_Font"><text:span text:style-name="T13">miti</text:span></text:span>. </text:p>
        </text:list-item>
      </text:list>
      <text:p text:style-name="P42">Garuu dhimmi dubbatamu kan yeroo dabreeti yoo ta'e, eentaan jecha <text:span text:style-name="Default_20_Paragraph_20_Font"><text:span text:style-name="T13">ture </text:span></text:span>jedhuun agarsiisama. Fakkeenyaaf: <text:s/>a. <text:s text:c="2"/>Ani barsiisaan <text:span text:style-name="Default_20_Paragraph_20_Font"><text:span text:style-name="T13">ture. <text:s/></text:span></text:span></text:p>
      <text:list xml:id="list538199241" text:style-name="L30">
        <text:list-item>
          <text:p text:style-name="P85">Ati barsiisaa <text:span text:style-name="Default_20_Paragraph_20_Font"><text:span text:style-name="T13">turte.</text:span></text:span> </text:p>
        </text:list-item>
        <text:list-item>
          <text:p text:style-name="P85">Isheen barsiistuu <text:span text:style-name="Default_20_Paragraph_20_Font"><text:span text:style-name="T13">turte. </text:span></text:span><text:s/></text:p>
        </text:list-item>
        <text:list-item>
          <text:p text:style-name="P85">Inni barsiisaa <text:span text:style-name="Default_20_Paragraph_20_Font"><text:span text:style-name="T13">ture. </text:span></text:span><text:s/></text:p>
        </text:list-item>
        <text:list-item>
          <text:p text:style-name="P85">Nuti barattoota <text:span text:style-name="Default_20_Paragraph_20_Font"><text:span text:style-name="T13">turre. </text:span></text:span><text:s/></text:p>
        </text:list-item>
        <text:list-item>
          <text:p text:style-name="P85">Isin barsiistota <text:span text:style-name="Default_20_Paragraph_20_Font"><text:span text:style-name="T13">turtan. </text:span></text:span><text:s/></text:p>
        </text:list-item>
        <text:list-item>
          <text:p text:style-name="P85">Isaan barsiistota <text:span text:style-name="Default_20_Paragraph_20_Font"><text:span text:style-name="T13">turan.</text:span></text:span> </text:p>
        </text:list-item>
      </text:list>
      <text:p text:style-name="P69">Kutimaa qabeentaas jecha ture jedhuun agarsiisama. Fkn, <text:s/>a. <text:s text:c="2"/>Ati fira koo <text:span text:style-name="Default_20_Paragraph_20_Font"><text:span text:style-name="T13">turte. </text:span></text:span></text:p>
      <text:list xml:id="list2905531700" text:style-name="L31">
        <text:list-item>
          <text:p text:style-name="P86">Kun kitaaba koo <text:span text:style-name="Default_20_Paragraph_20_Font"><text:span text:style-name="T13">ture. </text:span></text:span><text:s/></text:p>
        </text:list-item>
        <text:list-item>
          <text:p text:style-name="P86">Isaan bartattoota ishee <text:span text:style-name="Default_20_Paragraph_20_Font"><text:span text:style-name="T13">turan </text:span></text:span>. </text:p>
        </text:list-item>
      </text:list>
      <text:p text:style-name="P17"><text:s/></text:p>
      <text:p text:style-name="P70"><text:soft-page-break/>Dhimmi dubbatamu kan yeroo dabreeti yoo ta'e, hi'eentaan kutimaa fufii –<text:span text:style-name="Default_20_Paragraph_20_Font"><text:span text:style-name="T13">hin </text:span></text:span>jedhuun agarsiisama. Fkn, <text:s/>a. Inni barsiisaa <text:span text:style-name="Default_20_Paragraph_20_Font"><text:span text:style-name="T13">hinturre</text:span></text:span>. <text:s/></text:p>
      <text:list xml:id="list930573514" text:style-name="L32">
        <text:list-item>
          <text:p text:style-name="P87">Kun fira koo <text:span text:style-name="Default_20_Paragraph_20_Font"><text:span text:style-name="T13">hinturre</text:span></text:span>. <text:s/></text:p>
        </text:list-item>
        <text:list-item>
          <text:p text:style-name="P87">Isaan barattoota ishee <text:span text:style-name="Default_20_Paragraph_20_Font"><text:span text:style-name="T13">hinturre</text:span></text:span>. <text:s/></text:p>
        </text:list-item>
        <text:list-item>
          <text:p text:style-name="P87">Isheen diimtuu <text:span text:style-name="Default_20_Paragraph_20_Font"><text:span text:style-name="T13">hinturre</text:span></text:span>. <text:s/></text:p>
        </text:list-item>
        <text:list-item>
          <text:p text:style-name="P87">Ati hamaa <text:span text:style-name="Default_20_Paragraph_20_Font"><text:span text:style-name="T13">hinturre</text:span></text:span>. <text:s/></text:p>
        </text:list-item>
      </text:list>
      <text:p text:style-name="P30"><text:span text:style-name="Default_20_Paragraph_20_Font"><text:span text:style-name="T6"><text:tab/></text:span></text:span><text:span text:style-name="Default_20_Paragraph_20_Font"><text:span text:style-name="T14"> <text:tab/></text:span></text:span><text:span text:style-name="Default_20_Paragraph_20_Font"><text:span text:style-name="T9">11.2. Akaakuu Himaa <text:s/></text:span></text:span></text:p>
      <text:p text:style-name="P21"><text:s/></text:p>
      <text:p text:style-name="P54">Karaa caasluga durii himni akaakuuwwan lamatti qoodama. Isaan keessaa inni tokko caasaa himaa ykn lakkoofsa ciroo hima keessatti argamu irratti bu’uureffachuu yoo ta’u inni lammaffaa ammoo kaayyoo/tajaajila irratti bu’uureffachuunidha. <text:s/></text:p>
      <text:h text:style-name="P4" text:outline-level="3">11.2.1. Caasaa Himaatiin <text:s/></text:h>
      <text:p text:style-name="P55">Lakkoofsa ciroo hima keessatti argamu irratti hundaa’uun himni bakka afuritti qoqqoodama. Isaanis hima salpha, hima dachaa, hima xaxamaadhafi hima dachaa-xaxamaa jedhamu. <text:s/></text:p>
      <text:p text:style-name="P43"><text:span text:style-name="Default_20_Paragraph_20_Font"><text:span text:style-name="T13">1. Hima salphaa</text:span></text:span>: himni salphaan hima of danda’aa tokkodha ykn ciroo of dandahaa tokko. <text:s/>Kana jechuun matima tokkoofi gochima tokko qofa qaba jechuudha. Fkn, <text:s/></text:p>
      <text:p text:style-name="P51">a. Ganamoon dhufe; b. Boontuun hoolaa bitte. <text:s/></text:p>
      <text:p text:style-name="P51">c. Gaariin qarshii kuma lamaan hoolaa gurgure. </text:p>
      <text:p text:style-name="P39"><text:soft-page-break/>Himoonni armaan olitti eeramaniiran hundi matima tokko tokkoofi gochima tokko tokko qabu. Kanaaf hundi isaaniyyuu hima salaphaa jedhamu. <text:s/></text:p>
      <text:p text:style-name="P39"><text:span text:style-name="Default_20_Paragraph_20_Font"><text:span text:style-name="T13">2. Hima dachaa</text:span></text:span>: Himni dachaan himoota sasalphaa lamaafi lamaa ol of keessatti qabata. Himoonni sassalphaa kunneen ammoo walqabsiistotaan yookiin tuqaaleetiin walqabachuu danda’u. </text:p>
      <text:p text:style-name="P56">Fakkeenyaaf himoota armaan gadii haa ilaallu: <text:s/></text:p>
      <text:list xml:id="list3879313257" text:style-name="L33">
        <text:list-item>
          <text:p text:style-name="P88">Ganamoon dhufe; Boontuun ammoo hoolaa bitte; Gaariinis qarshii kuma lamaan hoolaa Boontuutti gurgure. <text:s/></text:p>
        </text:list-item>
        <text:list-item>
          <text:p text:style-name="P65">Bultumaan ganamaan ka’e; ciree isaa nyaate; achiis hiriyyaa isaa bira deeme; waliinis gara mana barumsaa deeman. </text:p>
        </text:list-item>
      </text:list>
      <text:p text:style-name="P73">Fakkeenyonni armaan ol (a)fi (b) irraa ilaallu kunneen hima dachaa jedhaamu. Akkuma mul’atutti (a) keessa himoonni of danda’anii dhaabbatan sadiitu jiru. Akkasumas (b) keessa himoonni sassalphaan of danda’anii dhaabbatan afur jiru. <text:s/></text:p>
      <text:p text:style-name="P44"><text:span text:style-name="Default_20_Paragraph_20_Font"><text:span text:style-name="T13">3. Hima xaxamaa</text:span></text:span>: <text:s/>Himni xaxamaan hima salphaa yookiin of danda’aa tokkoof yoo xinnaate hima hirkataa tokko qaba. Fkn, a. Ganamoon dhufnaan Boontuun hoolaa bitte. <text:s/></text:p>
      <text:p text:style-name="P68">b. Ganamoon fiigee dhufnaan Boontuun hoolaa bitte. <text:s/>Fakkeenyonni (a) fi (b) irratti eeraman kunneen lamaan akaakuu hima xaxamaati. Himni (a) <text:s/>hima hirkataafi hima of danda’aadha qaba. Himni (b) himoota hirkataa lamaafi of danda’aa tokko qaba. <text:s/></text:p>
      <text:p text:style-name="P45"><text:span text:style-name="Default_20_Paragraph_20_Font"><text:span text:style-name="T13">4. Hima dachaa-xaxamaa</text:span></text:span>: Himni dachaa-xaxamaan himoota of danda’an lama yookiin lamaa oliifi yoo xinnaate hima hirkataa tokko kan qabudha. Fkn, <text:s/></text:p>
      <text:p text:style-name="P47">a. Waariyoon kitaaba dubbise; gad ba’ee nama ilaale; mucaa isaa waame; achiis konkolaataa oofee gara magaalaa deeme. <text:s/></text:p>
      <text:p text:style-name="P74">a. Waariiteen hospitaala deemtee dubartii wal’aante; achii bilbila bilbilte; hojjettootaafi qajeelcha kennitee walga’ii deemte. <text:s/></text:p>
      <text:p text:style-name="P43"><text:soft-page-break/>Himoonni armaan ol (a) fi (b) irratti ilaallu lamaanuu dachaaxaxamaadha. Hima (a) irratti hima hirkataa tokko, <text:span text:style-name="Default_20_Paragraph_20_Font"><text:span text:style-name="T13">achiis konkolaataa oofee</text:span></text:span>, fi himoota of danda’anii dhaabbatan afurtu jiru. Hima (b) irratti ammoo himoota of danda’anii hindhaabbanne lama, <text:span text:style-name="Default_20_Paragraph_20_Font"><text:span text:style-name="T13">Warariiteen hospitaala deemtee</text:span></text:span> fi <text:span text:style-name="Default_20_Paragraph_20_Font"><text:span text:style-name="T13">hojjettootaafi qajeelcha kennitee</text:span></text:span>, fi himoota of danda’anii dhaabbatan sadiitu jiru. <text:s/></text:p>
      <text:p text:style-name="P28"><text:s/></text:p>
      <text:h text:style-name="P5" text:outline-level="3"><text:span text:style-name="Default_20_Paragraph_20_Font"><text:span text:style-name="T4"><text:tab/></text:span></text:span>11.2.2. Tajaajila Isaatiin <text:s/><text:tab/><text:span text:style-name="Default_20_Paragraph_20_Font"><text:span text:style-name="T5"> </text:span></text:span></text:h>
      <text:p text:style-name="P21"><text:s/></text:p>
      <text:p text:style-name="P57">Tajaajila isaarra dhaabbannee yoo ilaallu hima akkaakuuwwan adda addaatti qoqqooduu dandeenya. Akka waliigalaatti tajaajilli himaa jechaan gocha raawwachuudha. Kana jechuun waa jechuun gocha raawwachuu jechuudha. Haala kanaan himni akaakuu afur qaba. <text:s/>Isaanis hima addeessaa, hima gaaffii, hima raajeffannoofi hima ajajaa jedhamu. <text:s text:c="2"/></text:p>
      <text:p text:style-name="P51"><text:span text:style-name="Default_20_Paragraph_20_Font"><text:span text:style-name="T13">1. Hima addeessaa: </text:span></text:span><text:s/>Himni addeessaan kaayyoon isaa odeeffannoo dabarsuudha. Fkn, <text:s/></text:p>
      <text:list xml:id="list631117271" text:style-name="L34">
        <text:list-item>
          <text:p text:style-name="P89">Ani gara hojii deemuun qaba. </text:p>
        </text:list-item>
        <text:list-item>
          <text:p text:style-name="P89">Isheen kitaaba dubbisaa jirti. <text:s/></text:p>
        </text:list-item>
        <text:list-item>
          <text:p text:style-name="P89">Beekumsa malee biyya bushuun guddina hinfidu. </text:p>
        </text:list-item>
      </text:list>
      <text:p text:style-name="P51"><text:span text:style-name="Default_20_Paragraph_20_Font"><text:span text:style-name="T13">2. Hima gaaffii: </text:span></text:span>Kaayyoon akaakuu hima kanaa gaaffii gaafachuudha. Yeroo baayyee gaaffiin karaa jechoota gaaffii gaafatama. Jechoonnni gaaffii adda addaa jiru. Isaan keessaa eenyu, eenyuun,eenyuuf, maal, maaliin, yoom, eessa, akkamiin, kkf eeruu dandeenya. <text:s/></text:p>
      <text:p text:style-name="P70"><text:soft-page-break/><text:span text:style-name="Default_20_Paragraph_20_Font"><text:span text:style-name="T15">Eenyu</text:span></text:span>: Jechi gaaffii eenyu jedhu abbaa gocha raawwate gaafachuuf tajaajila. Fkn, <text:s/>a. Eenyu kolfe? </text:p>
      <text:list xml:id="list1515899717" text:style-name="L35">
        <text:list-item>
          <text:p text:style-name="P90">Eenyu gara manaa deeme? </text:p>
        </text:list-item>
        <text:list-item>
          <text:p text:style-name="P90">Eenyu kitaaba dubbise? </text:p>
        </text:list-item>
      </text:list>
      <text:p text:style-name="P57">Akkuma fakkeenyota armaan oliirraa argamu kana jechi gaaffii <text:span text:style-name="Default_20_Paragraph_20_Font"><text:span text:style-name="T13">eenyu</text:span></text:span> jedhu kun abbaa gochaa yookiin abbaa gocha tokko raawwate agarsiisa. Hima keessatti bakki jechi kun qabatus bakka matimaati. <text:s/></text:p>
      <text:p text:style-name="P51"><text:span text:style-name="Default_20_Paragraph_20_Font"><text:span text:style-name="T15">Eenyuun</text:span></text:span>: Jechi gaaffii <text:span text:style-name="Default_20_Paragraph_20_Font"><text:span text:style-name="T13">eenyuun</text:span></text:span> jedhu antima nama ta’e gaafachuuf tajaajila. Fkn, <text:s/></text:p>
      <text:list xml:id="list348200666" text:style-name="L36">
        <text:list-item>
          <text:p text:style-name="P91">Guyyoon eenyuun arge? </text:p>
        </text:list-item>
        <text:list-item>
          <text:p text:style-name="P91">Siifan eenyuun dubbiste? </text:p>
        </text:list-item>
      </text:list>
      <text:p text:style-name="P51">Akkuma himoota (a) fi (b) irraa hubachuu dandeenyutti jechi gaaffii <text:span text:style-name="Default_20_Paragraph_20_Font"><text:span text:style-name="T13">eenyuun</text:span></text:span> jedhu antima gaafachuuf tajaajila. Hima keessattis jechi kun bakka antimaa qabata. <text:s/></text:p>
      <text:p text:style-name="P46"><text:span text:style-name="Default_20_Paragraph_20_Font"><text:span text:style-name="T15">Eenyuuf</text:span></text:span>: Jechi gaaffii eenyuuf jedhu antima alkalattii <text:s/>gaafachuuf <text:tab/>tajaajila. <text:tab/>Hima <text:tab/>keessattis <text:tab/>bakkuma <text:tab/>antima alkallattii qabata. Fkn, <text:span text:style-name="Default_20_Paragraph_20_Font"><text:span text:style-name="T13"><text:s/></text:span></text:span></text:p>
      <text:p text:style-name="P51"><text:span text:style-name="Default_20_Paragraph_20_Font"><text:span text:style-name="T13">Hima</text:span></text:span>: Barsiisaan kitaaba eenyuuf kenne? </text:p>
      <text:p text:style-name="P57">Hima armaan olii keessatti jechi gaaffii <text:span text:style-name="Default_20_Paragraph_20_Font"><text:span text:style-name="T13">eenyuuf</text:span></text:span> jedhu antima alkallattii gaafachuuf tajaajileera. <text:s/></text:p>
      <text:p text:style-name="P71"><text:span text:style-name="Default_20_Paragraph_20_Font"><text:span text:style-name="T15">Maal</text:span></text:span>: Jechi gaaffi <text:span text:style-name="Default_20_Paragraph_20_Font"><text:span text:style-name="T13">maal</text:span></text:span> jedhu antima kallatti kan dhala namaa hintaane gaafachuuf oola. <text:s/>a. Yeroosan maal bitate? </text:p>
      <text:list xml:id="list2973023159" text:style-name="L37">
        <text:list-item>
          <text:p text:style-name="P92">Ameenikaan mana keessaa maal hojjetti? </text:p>
        </text:list-item>
        <text:list-item>
          <text:p text:style-name="P93">Ogganaan kun maal barbaada? </text:p>
        </text:list-item>
      </text:list>
      <text:p text:style-name="P39"><text:soft-page-break/>Himoota armaan olii keessatti jechi gaaffii <text:span text:style-name="Default_20_Paragraph_20_Font"><text:span text:style-name="T13">maal</text:span></text:span> jedhu antima kallattii gaafachuuf tajaajileera. Hima keessatti bakkuma antimni kallatti qabatu galeera. <text:s/></text:p>
      <text:p text:style-name="P72"><text:span text:style-name="Default_20_Paragraph_20_Font"><text:span text:style-name="T15">Maaliin</text:span></text:span>: Jechi gaaffii <text:span text:style-name="Default_20_Paragraph_20_Font"><text:span text:style-name="T13">maaliin</text:span></text:span> jedhu hima keessatti meeshaa ittiin gochi tokko raawwatame gaafachuuf tajaajila. Fkn, <text:s/>a. Hayyoonni sunneen maaliin samii yaabani? </text:p>
      <text:p text:style-name="P51">b. Guddisaan maaliin waraabessa ajjeesse? </text:p>
      <text:p text:style-name="P51">Fakkeenyonni armaan olii akka mul’isanitti jechi gaaffii <text:span text:style-name="Default_20_Paragraph_20_Font"><text:span text:style-name="T13">maaliin</text:span></text:span> jedhu meeshaa ittiin gochi tokko raawwatame agarsiisuuf hojiirra ooleera. <text:s/></text:p>
      <text:p text:style-name="P70"><text:span text:style-name="Default_20_Paragraph_20_Font"><text:span text:style-name="T15">Yoom</text:span></text:span>: Jechi gaaffii <text:span text:style-name="Default_20_Paragraph_20_Font"><text:span text:style-name="T13">yoom</text:span></text:span> jedhu hima keessatti yeroo itti gochi tokko raawwatame agarsiisuuf tajaajila. Fkn, <text:s/>a. Ati yoom dhalatte? </text:p>
      <text:p text:style-name="P51">b. Barumsa yoom xumurta? </text:p>
      <text:p text:style-name="P75"><text:span text:style-name="Default_20_Paragraph_20_Font"><text:span text:style-name="T15">Eessa(a)</text:span></text:span><text:span text:style-name="Default_20_Paragraph_20_Font"><text:span text:style-name="T16">: </text:span></text:span>Jechi gaaffii <text:span text:style-name="Default_20_Paragraph_20_Font"><text:span text:style-name="T13">eessa</text:span></text:span> jedhu hima keessatti bakka itti gochi tokko raawwatame ykn bakkatti namni tokko deemuu ykn bakka namni tokko irraa dhufu agarsiisuuf hojiirra oola. Fkn, <text:s/>a. Boontuun eessa deemte? </text:p>
      <text:list xml:id="list132928340" text:style-name="L38">
        <text:list-item>
          <text:p text:style-name="P94">Galaneen eessaa dhufte? </text:p>
        </text:list-item>
        <text:list-item>
          <text:p text:style-name="P94">Ati kitaaba kana eessaa bitte? </text:p>
        </text:list-item>
      </text:list>
      <text:p text:style-name="P48"><text:span text:style-name="Default_20_Paragraph_20_Font"><text:span text:style-name="T15">Akkam</text:span></text:span>: Jechi gaaffii <text:span text:style-name="Default_20_Paragraph_20_Font"><text:span text:style-name="T13">akkam</text:span></text:span> jehu haala namni tokko keessa jiru agarsiisa. Fkn, <text:s/>Akkam bulte? Akkam jirta? </text:p>
      <text:p text:style-name="P60">Akkam oolte? </text:p>
      <text:p text:style-name="P51"><text:span text:style-name="Default_20_Paragraph_20_Font"><text:span text:style-name="T15">Akkamiin</text:span></text:span>: Jechi gaaffii <text:span text:style-name="Default_20_Paragraph_20_Font"><text:span text:style-name="T13">akkamiin</text:span></text:span> jedhu haala ittiin gochi tokko raawwatame, ykn hojiin tokko hojjetame agarsiisa. Fkn, <text:s/></text:p>
      <text:p text:style-name="P61"><text:soft-page-break/>Ati akkamiin kitaaba kana barreessite? </text:p>
      <text:p text:style-name="P62">Ati akkamiin konkolaataa oofte? Ati akkamiin biyyatti deebite? </text:p>
      <text:p text:style-name="P51"><text:span text:style-name="Default_20_Paragraph_20_Font"><text:span text:style-name="T13">3. Hima Raajeffannoo: </text:span></text:span>Himni raajefannoo hima miira of ibsachuuf nama dandeessisudha. Dhuma hima raajeffannoo irratti tuqaaleen raajeffannoo argama. Fkn, <text:s/></text:p>
      <text:list xml:id="list3505223085" text:style-name="L39">
        <text:list-item>
          <text:p text:style-name="P36">Qilleensi har’aa baayyee namatti tola! </text:p>
        </text:list-item>
        <text:list-item>
          <text:p text:style-name="P95">Gara hojii deemuun qaba! </text:p>
        </text:list-item>
        <text:list-item>
          <text:p text:style-name="P95">Nyaata madaalaman fayyaaf gaariidha! </text:p>
        </text:list-item>
      </text:list>
      <text:p text:style-name="P76"><text:span text:style-name="Default_20_Paragraph_20_Font"><text:span text:style-name="T13">4. Hima ajajaa: </text:span></text:span>Himni ajajaa namni tooko hojii tokko ykn gocha tokko akka raawwatu ajaja kenna. Himni kun miira ajajaa calaqqisiisa. Kanaaf dhuma himaa tuqaaleen raajeffannoo argamuu danda’a; keessattuu, ajajni darbu cimina qaba yoo ta’e. Haala kanas fakkeenya armaan gadiirraa hubachuu dandeenya. <text:s/>a. Gara hojii deemi. <text:s/></text:p>
      <text:p text:style-name="P51">b. Gara hojii deemi! </text:p>
      <text:p text:style-name="P51">Akkasumas himni ajajaa hojiin tokko akkamiin akka raawwatamuu ilaalchisee qajeelfama kenna. Fakkeenyaaf himoota armaan gadii haa ilaallu: </text:p>
      <text:list xml:id="list2795674176" text:style-name="L40">
        <text:list-item>
          <text:p text:style-name="P66">Gaaffilee armaan gadii keessaa isa dhugaa ta’e ‘dhugaa’ isa soba ta’e ‘soba’ jedhii deebisi. <text:s/></text:p>
        </text:list-item>
        <text:list-item>
          <text:p text:style-name="P96">Hima dachaa tokko barreessiitii hiriyaakeef dubbisi. <text:s/></text:p>
        </text:list-item>
      </text:list>
      <text:p text:style-name="P51">Walumaagalaan haala caasluga duriin bakkeewwan lamatti qoqqoodamu. Qooddinis tokko lakkoofsa ciroo hima keessa jiru irratti bu’uureffata. Haala kanaan himoonni akaakuu afur qabu. Isaanis hima salphaa, hima dachaa, hima xaxamaafi hima dachaa xaxamaa jedhamu. Akkasumas himni kaayyoo ergaa <text:soft-page-break/>dabarsuu irratti bu’uureffachuun qoqqoodama. Haala kanaan himoonni akaakuuwwan afur qabu. Isaanis hima addeessaa, hima gaaffii, hima raajeffannoofi hima ajajaa jedhamu. <text:s/></text:p>
      <text:p text:style-name="P22"><text:s/></text:p>
      <text:h text:style-name="P6" text:outline-level="4"><text:span text:style-name="Default_20_Paragraph_20_Font"><text:span text:style-name="T5"><text:s/><text:tab/></text:span></text:span><text:span text:style-name="Default_20_Paragraph_20_Font"><text:span text:style-name="T17">Gaaffilee Boqonnichaa </text:span></text:span></text:h>
      <text:p text:style-name="P58">Akaakuuwwan himoota armaan gadii fakkeenya kennuun ibsi: </text:p>
      <text:p text:style-name="P77">1. Hima salaphaa 2. Hima dachaa </text:p>
      <text:list xml:id="list999635961" text:style-name="L41">
        <text:list-item>
          <text:p text:style-name="P97">Hima xaxamaa </text:p>
        </text:list-item>
        <text:list-item>
          <text:p text:style-name="P98">Hima dachaa-xaxamaa </text:p>
        </text:list-item>
        <text:list-item>
          <text:p text:style-name="P98">Hima addeessaa </text:p>
        </text:list-item>
        <text:list-item>
          <text:p text:style-name="P97">Hima gaaffii </text:p>
        </text:list-item>
        <text:list-item>
          <text:p text:style-name="P98">Hima raajeffannoo </text:p>
        </text:list-item>
        <text:list-item>
          <text:p text:style-name="P98">Hima ajajaa </text:p>
        </text:list-item>
        <text:list-item>
          <text:p text:style-name="P37">Ciroo of danda’aa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4pt" style:font-name-asian="Franklin Gothic" style:font-family-asian="'Franklin Gothic'" style:font-family-generic-asian="roman" style:font-size-asian="24pt" style:font-name-complex="Franklin Gothic" style:font-family-complex="'Franklin Gothic'" style:font-family-generic-complex="roman"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WW_5f_CharLFO149LVL1" style:display-name="WW_CharLFO14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9LVL2" style:display-name="WW_CharLFO14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9LVL3" style:display-name="WW_CharLFO14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9LVL4" style:display-name="WW_CharLFO14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9LVL5" style:display-name="WW_CharLFO14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9LVL6" style:display-name="WW_CharLFO14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9LVL7" style:display-name="WW_CharLFO14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9LVL8" style:display-name="WW_CharLFO14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9LVL9" style:display-name="WW_CharLFO14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WW_5f_CharLFO129LVL1" style:display-name="WW_CharLFO12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9LVL2" style:display-name="WW_CharLFO12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9LVL3" style:display-name="WW_CharLFO12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9LVL4" style:display-name="WW_CharLFO12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9LVL5" style:display-name="WW_CharLFO12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9LVL6" style:display-name="WW_CharLFO12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9LVL7" style:display-name="WW_CharLFO12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9LVL8" style:display-name="WW_CharLFO12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9LVL9" style:display-name="WW_CharLFO12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1" style:display-name="WW_CharLFO13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2" style:display-name="WW_CharLFO13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3" style:display-name="WW_CharLFO13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4" style:display-name="WW_CharLFO13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5" style:display-name="WW_CharLFO13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6" style:display-name="WW_CharLFO13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7" style:display-name="WW_CharLFO13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8" style:display-name="WW_CharLFO13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0LVL9" style:display-name="WW_CharLFO13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1" style:display-name="WW_CharLFO13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2" style:display-name="WW_CharLFO13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3" style:display-name="WW_CharLFO13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4" style:display-name="WW_CharLFO13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5" style:display-name="WW_CharLFO13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6" style:display-name="WW_CharLFO13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7" style:display-name="WW_CharLFO13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8" style:display-name="WW_CharLFO13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1LVL9" style:display-name="WW_CharLFO13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1" style:display-name="WW_CharLFO13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2" style:display-name="WW_CharLFO13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3" style:display-name="WW_CharLFO13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4" style:display-name="WW_CharLFO13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5" style:display-name="WW_CharLFO13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6" style:display-name="WW_CharLFO13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7" style:display-name="WW_CharLFO13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8" style:display-name="WW_CharLFO13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2LVL9" style:display-name="WW_CharLFO13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1" style:display-name="WW_CharLFO13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2" style:display-name="WW_CharLFO13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3" style:display-name="WW_CharLFO13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4" style:display-name="WW_CharLFO13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5" style:display-name="WW_CharLFO13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6" style:display-name="WW_CharLFO13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7" style:display-name="WW_CharLFO13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8" style:display-name="WW_CharLFO13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3LVL9" style:display-name="WW_CharLFO13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1" style:display-name="WW_CharLFO13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2" style:display-name="WW_CharLFO13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3" style:display-name="WW_CharLFO13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4" style:display-name="WW_CharLFO13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5" style:display-name="WW_CharLFO13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6" style:display-name="WW_CharLFO13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7" style:display-name="WW_CharLFO13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8" style:display-name="WW_CharLFO13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4LVL9" style:display-name="WW_CharLFO13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1" style:display-name="WW_CharLFO13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2" style:display-name="WW_CharLFO13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3" style:display-name="WW_CharLFO13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4" style:display-name="WW_CharLFO13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5" style:display-name="WW_CharLFO13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6" style:display-name="WW_CharLFO13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7" style:display-name="WW_CharLFO13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8" style:display-name="WW_CharLFO13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5LVL9" style:display-name="WW_CharLFO13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1" style:display-name="WW_CharLFO13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2" style:display-name="WW_CharLFO13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3" style:display-name="WW_CharLFO13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4" style:display-name="WW_CharLFO13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5" style:display-name="WW_CharLFO13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6" style:display-name="WW_CharLFO13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7" style:display-name="WW_CharLFO13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8" style:display-name="WW_CharLFO13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6LVL9" style:display-name="WW_CharLFO13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1" style:display-name="WW_CharLFO13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2" style:display-name="WW_CharLFO13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3" style:display-name="WW_CharLFO13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4" style:display-name="WW_CharLFO13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5" style:display-name="WW_CharLFO13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6" style:display-name="WW_CharLFO13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7" style:display-name="WW_CharLFO13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8" style:display-name="WW_CharLFO13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7LVL9" style:display-name="WW_CharLFO13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1" style:display-name="WW_CharLFO13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2" style:display-name="WW_CharLFO13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3" style:display-name="WW_CharLFO13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4" style:display-name="WW_CharLFO13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5" style:display-name="WW_CharLFO13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6" style:display-name="WW_CharLFO13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7" style:display-name="WW_CharLFO13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8" style:display-name="WW_CharLFO13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8LVL9" style:display-name="WW_CharLFO13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1" style:display-name="WW_CharLFO13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2" style:display-name="WW_CharLFO13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3" style:display-name="WW_CharLFO13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4" style:display-name="WW_CharLFO13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5" style:display-name="WW_CharLFO13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6" style:display-name="WW_CharLFO13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7" style:display-name="WW_CharLFO13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8" style:display-name="WW_CharLFO13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9LVL9" style:display-name="WW_CharLFO13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1" style:display-name="WW_CharLFO14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2" style:display-name="WW_CharLFO14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3" style:display-name="WW_CharLFO14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4" style:display-name="WW_CharLFO14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5" style:display-name="WW_CharLFO14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6" style:display-name="WW_CharLFO14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7" style:display-name="WW_CharLFO14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8" style:display-name="WW_CharLFO14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0LVL9" style:display-name="WW_CharLFO14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1" style:display-name="WW_CharLFO14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2" style:display-name="WW_CharLFO14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3" style:display-name="WW_CharLFO14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4" style:display-name="WW_CharLFO14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5" style:display-name="WW_CharLFO14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6" style:display-name="WW_CharLFO14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7" style:display-name="WW_CharLFO14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8" style:display-name="WW_CharLFO14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1LVL9" style:display-name="WW_CharLFO14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1" style:display-name="WW_CharLFO14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2" style:display-name="WW_CharLFO14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3" style:display-name="WW_CharLFO14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4" style:display-name="WW_CharLFO14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5" style:display-name="WW_CharLFO14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6" style:display-name="WW_CharLFO14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7" style:display-name="WW_CharLFO14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8" style:display-name="WW_CharLFO14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2LVL9" style:display-name="WW_CharLFO14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1" style:display-name="WW_CharLFO14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2" style:display-name="WW_CharLFO14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3" style:display-name="WW_CharLFO14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4" style:display-name="WW_CharLFO14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5" style:display-name="WW_CharLFO14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6" style:display-name="WW_CharLFO14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7" style:display-name="WW_CharLFO14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8" style:display-name="WW_CharLFO14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3LVL9" style:display-name="WW_CharLFO14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1" style:display-name="WW_CharLFO14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2" style:display-name="WW_CharLFO14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3" style:display-name="WW_CharLFO14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4" style:display-name="WW_CharLFO14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5" style:display-name="WW_CharLFO14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6" style:display-name="WW_CharLFO14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7" style:display-name="WW_CharLFO14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8" style:display-name="WW_CharLFO14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4LVL9" style:display-name="WW_CharLFO14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1" style:display-name="WW_CharLFO14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2" style:display-name="WW_CharLFO14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3" style:display-name="WW_CharLFO14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4" style:display-name="WW_CharLFO14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5" style:display-name="WW_CharLFO14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6" style:display-name="WW_CharLFO14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7" style:display-name="WW_CharLFO14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8" style:display-name="WW_CharLFO14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5LVL9" style:display-name="WW_CharLFO14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1" style:display-name="WW_CharLFO14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2" style:display-name="WW_CharLFO14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3" style:display-name="WW_CharLFO14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4" style:display-name="WW_CharLFO14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5" style:display-name="WW_CharLFO14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6" style:display-name="WW_CharLFO14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7" style:display-name="WW_CharLFO14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8" style:display-name="WW_CharLFO14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6LVL9" style:display-name="WW_CharLFO14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1" style:display-name="WW_CharLFO14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2" style:display-name="WW_CharLFO14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3" style:display-name="WW_CharLFO14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4" style:display-name="WW_CharLFO14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5" style:display-name="WW_CharLFO14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6" style:display-name="WW_CharLFO14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7" style:display-name="WW_CharLFO14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8" style:display-name="WW_CharLFO14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7LVL9" style:display-name="WW_CharLFO14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1" style:display-name="WW_CharLFO14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2" style:display-name="WW_CharLFO14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3" style:display-name="WW_CharLFO14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4" style:display-name="WW_CharLFO14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5" style:display-name="WW_CharLFO14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6" style:display-name="WW_CharLFO14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7" style:display-name="WW_CharLFO14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8" style:display-name="WW_CharLFO14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8LVL9" style:display-name="WW_CharLFO14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P2"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MP3" style:family="paragraph">
      <loext:graphic-properties draw:fill="none"/>
    </style:style>
    <style:style style:name="MP4"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MP5"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MP6"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MP7"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MP8"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Garamond" style:font-name-asian="Garamond" style:font-name-complex="Garamond"/>
    </style:style>
    <style:style style:name="MT3"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i" style:print-orientation="portrait" fo:margin-top="0.5in" fo:margin-bottom="0.5in" fo:margin-left="0.7283in" fo:margin-right="1.0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73in" fo:margin-left="0in" fo:margin-right="0in" fo:margin-bottom="0in" style:dynamic-spacing="true"/>
      </style:header-style>
      <style:footer-style>
        <style:header-footer-properties fo:min-height="0.1835in" fo:margin-left="0in" fo:margin-right="0in" fo:margin-top="0in" style:dynamic-spacing="true"/>
      </style:footer-style>
    </style:page-layout>
    <style:page-layout style:name="Mpm3">
      <style:page-layout-properties fo:page-width="6.6929in" fo:page-height="9.4484in" style:num-format="1" style:print-orientation="portrait" fo:margin-top="0.6835in" fo:margin-bottom="0.1717in" fo:margin-left="0.7272in" fo:margin-right="1.07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571in" fo:margin-left="0in" fo:margin-right="0in" fo:margin-bottom="0in" style:dynamic-spacing="true"/>
      </style:header-style>
      <style:footer-style>
        <style:header-footer-properties fo:min-height="0.8154in" fo:margin-left="0in" fo:margin-right="0in" fo:margin-top="0in" style:dynamic-spacing="true"/>
      </style:footer-style>
    </style:page-layout>
    <style:page-layout style:name="Mpm4">
      <style:page-layout-properties fo:page-width="6.6929in" fo:page-height="9.4484in" style:num-format="1" style:print-orientation="portrait" fo:margin-top="0.6835in" fo:margin-bottom="0.1717in" fo:margin-left="0.7272in" fo:margin-right="1.04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689in" fo:margin-left="0in" fo:margin-right="0in" fo:margin-bottom="0in" style:dynamic-spacing="true"/>
      </style:header-style>
      <style:footer-style>
        <style:header-footer-properties fo:min-height="0.7866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next-style-name="MP0">
      <style:header>
        <text:p text:style-name="MP1"/>
      </style:header>
      <style:footer>
        <text:p text:style-name="MP1"/>
      </style:footer>
    </style:master-page>
    <style:master-page style:name="MP0" style:page-layout-name="Mpm2" draw:style-name="Mdp1">
      <style:header>
        <text:p text:style-name="MP2"><draw:g text:anchor-type="paragraph" draw:z-index="0" draw:name="Group 313721" draw:style-name="Mgr1"><draw:frame draw:name="Picture 3" draw:style-name="Mgr2" draw:text-style-name="MP3" svg:width="0.6862in" svg:height="0.3051in" svg:x="0.6382in" svg:y="0.6835in"><draw:image xlink:href="Pictures/10000001000000CF0000005CFCE8C518850C17F4.png" xlink:type="simple" xlink:show="embed" xlink:actuate="onLoad" draw:mime-type="image/png"><text:p/></draw:image></draw:frame><draw:frame draw:name="Picture 4" draw:style-name="Mgr2" draw:text-style-name="MP3" svg:width="0.2622in" svg:height="0.3051in" svg:x="1.1402in" svg:y="0.6835in"><draw:image xlink:href="Pictures/100000010000004F0000005CF1A4C75CEA444258.png" xlink:type="simple" xlink:show="embed" xlink:actuate="onLoad" draw:mime-type="image/png"><text:p/></draw:image></draw:frame></draw:g><text:span text:style-name="Default_20_Paragraph_20_Font"><text:span text:style-name="MT1">Baafata </text:span></text:span></text:p>
        <text:p text:style-name="MP4"><text:span text:style-name="Default_20_Paragraph_20_Font"><text:span text:style-name="MT2"><text:s/><text:tab/> </text:span></text:span></text:p>
      </style:header>
      <style:header-left>
        <text:p text:style-name="MP1"/>
      </style:header-left>
      <style:footer>
        <text:p text:style-name="MP5"><text:span text:style-name="Default_20_Paragraph_20_Font"><text:span text:style-name="MT3"><text:page-number text:select-page="current">5</text:page-number></text:span></text:span><text:span text:style-name="Default_20_Paragraph_20_Font"><text:span text:style-name="MT3"><text:s/></text:span></text:span></text:p>
      </style:footer>
      <style:footer-left>
        <text:p text:style-name="MP1"/>
      </style:footer-left>
    </style:master-page>
    <style:master-page style:name="MP17" style:page-layout-name="Mpm3" draw:style-name="Mdp1">
      <style:header>
        <text:p text:style-name="MP6"><draw:g text:anchor-type="paragraph" draw:z-index="4" draw:name="Group 314511" draw:style-name="Mgr1"><draw:frame draw:name="Picture 1" draw:style-name="Mgr2" draw:text-style-name="MP3" svg:width="1.0421in" svg:height="0.3051in" svg:x="0.9484in" svg:y="0.6835in"><draw:image xlink:href="Pictures/10000001000001390000005C5F22C062A201AD6B.png" xlink:type="simple" xlink:show="embed" xlink:actuate="onLoad" draw:mime-type="image/png"><text:p/></draw:image></draw:frame><draw:frame draw:name="Picture 2" draw:style-name="Mgr2" draw:text-style-name="MP3"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7"><draw:g text:anchor-type="paragraph" draw:z-index="8" draw:name="Group 314529" draw:style-name="Mgr1"><draw:frame draw:name="Picture 7" draw:style-name="Mgr2" draw:text-style-name="MP3" svg:width="1.4815in" svg:height="0.3051in" svg:x="0.6382in" svg:y="0.6835in"><draw:image xlink:href="Pictures/10000001000001BD0000005CD260FDA41D240EDB.png" xlink:type="simple" xlink:show="embed" xlink:actuate="onLoad" draw:mime-type="image/png"><text:p/></draw:image></draw:frame><draw:frame draw:name="Picture 8" draw:style-name="Mgr2" draw:text-style-name="MP3" svg:width="0.2622in" svg:height="0.3051in" svg:x="1.9346in" svg:y="0.6835in"><draw:image xlink:href="Pictures/100000010000004F0000005CF1A4C75CEA444258.png" xlink:type="simple" xlink:show="embed" xlink:actuate="onLoad" draw:mime-type="image/png"><text:p/></draw:image></draw:frame></draw:g><text:span text:style-name="Default_20_Paragraph_20_Font"><text:span text:style-name="MT1">Boqonnaa 11: Hima </text:span></text:span></text:p>
      </style:header-left>
      <style:footer>
        <text:p text:style-name="MP8"><text:span text:style-name="Default_20_Paragraph_20_Font"><text:span text:style-name="MT3"><text:page-number text:select-page="current">9</text:page-number></text:span></text:span><text:span text:style-name="Default_20_Paragraph_20_Font"><text:span text:style-name="MT3"><text:s text:c="2"/></text:span></text:span></text:p>
      </style:footer>
      <style:footer-left>
        <text:p text:style-name="MP8"><text:span text:style-name="Default_20_Paragraph_20_Font"><text:span text:style-name="MT3"><text:page-number text:select-page="current">8</text:page-number></text:span></text:span><text:span text:style-name="Default_20_Paragraph_20_Font"><text:span text:style-name="MT3"><text:s text:c="2"/></text:span></text:span></text:p>
      </style:footer-left>
    </style:master-page>
    <style:master-page style:name="MP18" style:page-layout-name="Mpm4" draw:style-name="Mdp1">
      <style:header>
        <text:p text:style-name="MP6"><draw:g text:anchor-type="paragraph" draw:z-index="11" draw:name="Group 314566" draw:style-name="Mgr1"><draw:frame draw:name="Picture 5" draw:style-name="Mgr2" draw:text-style-name="MP3" svg:width="1.0421in" svg:height="0.3051in" svg:x="0.9484in" svg:y="0.6835in"><draw:image xlink:href="Pictures/10000001000001390000005C5F22C062A201AD6B.png" xlink:type="simple" xlink:show="embed" xlink:actuate="onLoad" draw:mime-type="image/png"><text:p/></draw:image></draw:frame><draw:frame draw:name="Picture 6" draw:style-name="Mgr2" draw:text-style-name="MP3"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7"><draw:g text:anchor-type="paragraph" draw:z-index="14" draw:name="Group 314584" draw:style-name="Mgr1"><draw:frame draw:name="Picture 11" draw:style-name="Mgr2" draw:text-style-name="MP3" svg:width="2.1768in" svg:height="0.3051in" svg:x="0.6382in" svg:y="0.6835in"><draw:image xlink:href="Pictures/100000010000028E0000005CDF0A6FE6514DE426.png" xlink:type="simple" xlink:show="embed" xlink:actuate="onLoad" draw:mime-type="image/png"><text:p/></draw:image></draw:frame><draw:frame draw:name="Picture 12" draw:style-name="Mgr2" draw:text-style-name="MP3" svg:width="0.2622in" svg:height="0.3051in" svg:x="2.6299in" svg:y="0.6835in"><draw:image xlink:href="Pictures/100000010000004F0000005CF1A4C75CEA444258.png" xlink:type="simple" xlink:show="embed" xlink:actuate="onLoad" draw:mime-type="image/png"><text:p/></draw:image></draw:frame></draw:g><text:span text:style-name="Default_20_Paragraph_20_Font"><text:span text:style-name="MT1">Boqonnaa 12: Akaakuu Himaa </text:span></text:span></text:p>
      </style:header-left>
      <style:footer>
        <text:p text:style-name="MP8"><text:span text:style-name="Default_20_Paragraph_20_Font"><text:span text:style-name="MT3"><text:page-number text:select-page="current">15</text:page-number></text:span></text:span><text:span text:style-name="Default_20_Paragraph_20_Font"><text:span text:style-name="MT3"><text:s text:c="2"/></text:span></text:span></text:p>
      </style:footer>
      <style:footer-left>
        <text:p text:style-name="MP8"><text:span text:style-name="Default_20_Paragraph_20_Font"><text:span text:style-name="MT3"><text:page-number text:select-page="current">14</text:page-number></text:span></text:span><text:span text:style-name="Default_20_Paragraph_20_Font"><text:span text:style-name="MT3"><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19:51.836267036</meta:creation-date>
    <dc:date>2022-02-27T13:20:20.789521988</dc:date>
    <meta:editing-duration>PT29S</meta:editing-duration>
    <meta:editing-cycles>1</meta:editing-cycles>
    <meta:document-statistic meta:table-count="3" meta:image-count="0" meta:object-count="0" meta:page-count="15" meta:paragraph-count="227" meta:word-count="1907" meta:character-count="13928" meta:non-whitespace-character-count="11899"/>
    <meta:generator>LibreOffice/7.3.0.3$Linux_X86_64 LibreOffice_project/30$Build-3</meta:generator>
  </office:meta>
</office:document-meta>
</file>